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8000000C0E360397472EC7634.png" manifest:media-type="image/png"/>
  <manifest:file-entry manifest:full-path="Pictures/100000000000034600000185FBFF5AD059F4ECB5.png" manifest:media-type="image/png"/>
  <manifest:file-entry manifest:full-path="Pictures/100000000000033900000081C4493EB99659ADD1.png" manifest:media-type="image/png"/>
  <manifest:file-entry manifest:full-path="Pictures/1000000000000335000000A3EC9CA826F080E611.png" manifest:media-type="image/png"/>
  <manifest:file-entry manifest:full-path="Pictures/1000000000000362000002F10CD6E1419E50657D.png" manifest:media-type="image/png"/>
  <manifest:file-entry manifest:full-path="Pictures/10000000000002F00000024B6135E17833996DDA.png" manifest:media-type="image/png"/>
  <manifest:file-entry manifest:full-path="Pictures/10000000000003CC00000164F235E5672627BEC6.png" manifest:media-type="image/png"/>
  <manifest:file-entry manifest:full-path="Pictures/1000000000000337000000AEC884CBE5E965F82B.png" manifest:media-type="image/png"/>
  <manifest:file-entry manifest:full-path="Pictures/100000000000032A0000005C2AF2AF6F54E19D6F.png" manifest:media-type="image/png"/>
  <manifest:file-entry manifest:full-path="Pictures/100000000000037D0000013E0247E254231F99C7.png" manifest:media-type="image/png"/>
  <manifest:file-entry manifest:full-path="Pictures/10000000000002FC000000E2BF52B0F7E9F5215D.png" manifest:media-type="image/png"/>
  <manifest:file-entry manifest:full-path="Pictures/100000000000033A000000495F16BF11AC25F132.png" manifest:media-type="image/png"/>
  <manifest:file-entry manifest:full-path="Pictures/100000000000033A00000037A3994FB756BF424F.png" manifest:media-type="image/png"/>
  <manifest:file-entry manifest:full-path="Pictures/100000000000034600000047D19C192138796DA7.png" manifest:media-type="image/png"/>
  <manifest:file-entry manifest:full-path="Pictures/1000000000000336000000340485BC7ACDB2D5F4.png" manifest:media-type="image/png"/>
  <manifest:file-entry manifest:full-path="Pictures/100000000000033600000031FA0326ACBB61D4B7.png" manifest:media-type="image/png"/>
  <manifest:file-entry manifest:full-path="Pictures/100000000000033B00000131D029465111266491.png" manifest:media-type="image/png"/>
  <manifest:file-entry manifest:full-path="Pictures/100000000000034900000058227505388958F392.png" manifest:media-type="image/png"/>
  <manifest:file-entry manifest:full-path="Pictures/10000000000003380000011CCA001834468C5B04.png" manifest:media-type="image/png"/>
  <manifest:file-entry manifest:full-path="Pictures/100000000000033400000031F557D1C75183064E.png" manifest:media-type="image/png"/>
  <manifest:file-entry manifest:full-path="Pictures/100000000000033A000000F469E9F80AA196A3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81f" officeooo:paragraph-rsid="0015881f"/>
    </style:style>
    <style:style style:name="P2" style:family="paragraph" style:parent-style-name="Standard">
      <style:text-properties fo:language="en" fo:country="US" officeooo:rsid="0018420f" officeooo:paragraph-rsid="0018420f"/>
    </style:style>
    <style:style style:name="P3" style:family="paragraph" style:parent-style-name="Standard">
      <style:text-properties fo:language="en" fo:country="US" officeooo:rsid="0029d0a2" officeooo:paragraph-rsid="0029d0a2"/>
    </style:style>
    <style:style style:name="P4" style:family="paragraph" style:parent-style-name="Standard">
      <style:text-properties fo:language="en" fo:country="US" fo:font-weight="bold" officeooo:rsid="0029d0a2" officeooo:paragraph-rsid="0029d0a2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2fb6ce" officeooo:paragraph-rsid="002fb6ce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500c4c" officeooo:paragraph-rsid="00500c4c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5743c5" officeooo:paragraph-rsid="0058db2f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6c1365" officeooo:paragraph-rsid="006c1365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86944e" officeooo:paragraph-rsid="0086944e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875fb4" officeooo:paragraph-rsid="00875fb4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87dea0" officeooo:paragraph-rsid="0087dea0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8a3f5d" officeooo:paragraph-rsid="008a3f5d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8b7a0e" officeooo:paragraph-rsid="008b7a0e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9607d9" officeooo:paragraph-rsid="009607d9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97d5b2" officeooo:paragraph-rsid="0097d5b2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9a7122" officeooo:paragraph-rsid="009a7122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ad2f5e" officeooo:paragraph-rsid="00ad2f5e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ae4585" officeooo:paragraph-rsid="00ae4585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b0e879" officeooo:paragraph-rsid="00b0e879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b0e879" officeooo:paragraph-rsid="00bf2bcb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b23800" officeooo:paragraph-rsid="00b23800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b4cf32" officeooo:paragraph-rsid="00b4cf32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b86eec" officeooo:paragraph-rsid="00b86eec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0b86eec" officeooo:paragraph-rsid="00bc1e24" style:font-weight-asian="bold" style:font-weight-complex="bold"/>
    </style:style>
    <style:style style:name="P25" style:family="paragraph" style:parent-style-name="Standard">
      <style:text-properties fo:language="en" fo:country="US" fo:font-weight="bold" officeooo:rsid="00ba9091" officeooo:paragraph-rsid="00ba9091" style:font-weight-asian="bold" style:font-weight-complex="bold"/>
    </style:style>
    <style:style style:name="P26" style:family="paragraph" style:parent-style-name="Standard">
      <style:text-properties fo:language="en" fo:country="US" fo:font-weight="bold" officeooo:rsid="00bc1e24" officeooo:paragraph-rsid="00bc1e24" style:font-weight-asian="bold" style:font-weight-complex="bold"/>
    </style:style>
    <style:style style:name="P27" style:family="paragraph" style:parent-style-name="Standard">
      <style:text-properties fo:language="en" fo:country="US" fo:font-weight="bold" officeooo:rsid="00c15ae5" officeooo:paragraph-rsid="00c15ae5" style:font-weight-asian="bold" style:font-weight-complex="bold"/>
    </style:style>
    <style:style style:name="P28" style:family="paragraph" style:parent-style-name="Standard">
      <style:text-properties fo:language="en" fo:country="US" fo:font-weight="bold" officeooo:rsid="00c54259" officeooo:paragraph-rsid="00e4bee0" style:font-weight-asian="bold" style:font-weight-complex="bold"/>
    </style:style>
    <style:style style:name="P29" style:family="paragraph" style:parent-style-name="Standard">
      <style:text-properties fo:language="en" fo:country="US" fo:font-weight="bold" officeooo:rsid="00db4137" officeooo:paragraph-rsid="00db4137" style:font-weight-asian="bold" style:font-weight-complex="bold"/>
    </style:style>
    <style:style style:name="P30" style:family="paragraph" style:parent-style-name="Standard">
      <style:text-properties fo:language="en" fo:country="US" fo:font-weight="bold" officeooo:rsid="00df5750" officeooo:paragraph-rsid="00e90bc0" style:font-weight-asian="bold" style:font-weight-complex="bold"/>
    </style:style>
    <style:style style:name="P31" style:family="paragraph" style:parent-style-name="Standard">
      <style:text-properties fo:language="en" fo:country="US" fo:font-weight="bold" officeooo:rsid="00e2a09a" officeooo:paragraph-rsid="00ef9171" style:font-weight-asian="bold" style:font-weight-complex="bold"/>
    </style:style>
    <style:style style:name="P32" style:family="paragraph" style:parent-style-name="Standard">
      <style:text-properties fo:language="en" fo:country="US" fo:font-weight="bold" officeooo:rsid="00e4bee0" officeooo:paragraph-rsid="00e4bee0" style:font-weight-asian="bold" style:font-weight-complex="bold"/>
    </style:style>
    <style:style style:name="P33" style:family="paragraph" style:parent-style-name="Standard">
      <style:text-properties fo:language="en" fo:country="US" fo:font-weight="bold" officeooo:rsid="00e4bee0" officeooo:paragraph-rsid="00e4d63d" style:font-weight-asian="bold" style:font-weight-complex="bold"/>
    </style:style>
    <style:style style:name="P34" style:family="paragraph" style:parent-style-name="Standard">
      <style:text-properties fo:language="en" fo:country="US" fo:font-weight="bold" officeooo:rsid="00e4bee0" officeooo:paragraph-rsid="00e629e6" style:font-weight-asian="bold" style:font-weight-complex="bold"/>
    </style:style>
    <style:style style:name="P35" style:family="paragraph" style:parent-style-name="Standard">
      <style:text-properties fo:language="en" fo:country="US" fo:font-weight="bold" officeooo:rsid="00e4bee0" officeooo:paragraph-rsid="00e71f49" style:font-weight-asian="bold" style:font-weight-complex="bold"/>
    </style:style>
    <style:style style:name="P36" style:family="paragraph" style:parent-style-name="Standard">
      <style:text-properties fo:language="en" fo:country="US" fo:font-weight="bold" officeooo:rsid="00e4d63d" officeooo:paragraph-rsid="00e4d63d" style:font-weight-asian="bold" style:font-weight-complex="bold"/>
    </style:style>
    <style:style style:name="P37" style:family="paragraph" style:parent-style-name="Standard">
      <style:text-properties fo:language="en" fo:country="US" fo:font-weight="bold" officeooo:rsid="00e71f49" officeooo:paragraph-rsid="00e71f49" style:font-weight-asian="bold" style:font-weight-complex="bold"/>
    </style:style>
    <style:style style:name="P38" style:family="paragraph" style:parent-style-name="Standard">
      <style:text-properties fo:language="en" fo:country="US" fo:font-weight="bold" officeooo:rsid="00ec94e2" officeooo:paragraph-rsid="00ec94e2" style:font-weight-asian="bold" style:font-weight-complex="bold"/>
    </style:style>
    <style:style style:name="P39" style:family="paragraph" style:parent-style-name="Standard">
      <style:text-properties fo:language="en" fo:country="US" fo:font-weight="bold" officeooo:rsid="00ee1027" officeooo:paragraph-rsid="00efa6e2" style:font-weight-asian="bold" style:font-weight-complex="bold"/>
    </style:style>
    <style:style style:name="P40" style:family="paragraph" style:parent-style-name="Standard">
      <style:text-properties fo:language="en" fo:country="US" fo:font-weight="bold" officeooo:rsid="00efce51" officeooo:paragraph-rsid="00efce51" style:font-weight-asian="bold" style:font-weight-complex="bold"/>
    </style:style>
    <style:style style:name="P41" style:family="paragraph" style:parent-style-name="Standard">
      <style:text-properties fo:language="en" fo:country="US" fo:font-weight="bold" officeooo:rsid="00f16804" officeooo:paragraph-rsid="00f16804" style:font-weight-asian="bold" style:font-weight-complex="bold"/>
    </style:style>
    <style:style style:name="P42" style:family="paragraph" style:parent-style-name="Standard">
      <style:text-properties fo:language="en" fo:country="US" fo:font-weight="bold" officeooo:rsid="00f31953" officeooo:paragraph-rsid="00f31953" style:font-weight-asian="bold" style:font-weight-complex="bold"/>
    </style:style>
    <style:style style:name="P43" style:family="paragraph" style:parent-style-name="Standard">
      <style:text-properties fo:language="en" fo:country="US" fo:font-weight="bold" officeooo:rsid="01001769" officeooo:paragraph-rsid="01001769" style:font-weight-asian="bold" style:font-weight-complex="bold"/>
    </style:style>
    <style:style style:name="P44" style:family="paragraph" style:parent-style-name="Standard">
      <style:text-properties fo:language="en" fo:country="US" fo:font-weight="bold" officeooo:rsid="0102bd4a" officeooo:paragraph-rsid="0102bd4a" style:font-weight-asian="bold" style:font-weight-complex="bold"/>
    </style:style>
    <style:style style:name="P45" style:family="paragraph" style:parent-style-name="Standard">
      <style:text-properties fo:language="en" fo:country="US" fo:font-weight="bold" officeooo:rsid="00b325a9" officeooo:paragraph-rsid="00b325a9" style:font-weight-asian="bold" style:font-weight-complex="bold"/>
    </style:style>
    <style:style style:name="P46" style:family="paragraph" style:parent-style-name="Standard">
      <style:text-properties fo:language="en" fo:country="US" fo:font-weight="bold" officeooo:rsid="01103592" officeooo:paragraph-rsid="01103592" style:font-weight-asian="bold" style:font-weight-complex="bold"/>
    </style:style>
    <style:style style:name="P47" style:family="paragraph" style:parent-style-name="Standard">
      <style:text-properties fo:language="en" fo:country="US" fo:font-weight="bold" officeooo:rsid="0111c8c0" officeooo:paragraph-rsid="0111c8c0" style:font-weight-asian="bold" style:font-weight-complex="bold"/>
    </style:style>
    <style:style style:name="P48" style:family="paragraph" style:parent-style-name="Standard">
      <style:text-properties fo:language="en" fo:country="US" fo:font-weight="bold" officeooo:rsid="01271eb2" officeooo:paragraph-rsid="01271eb2" style:font-weight-asian="bold" style:font-weight-complex="bold"/>
    </style:style>
    <style:style style:name="P49" style:family="paragraph" style:parent-style-name="Standard">
      <style:text-properties fo:language="en" fo:country="US" fo:font-weight="bold" officeooo:rsid="012d2718" officeooo:paragraph-rsid="012d2718" style:font-weight-asian="bold" style:font-weight-complex="bold"/>
    </style:style>
    <style:style style:name="P50" style:family="paragraph" style:parent-style-name="Standard">
      <style:text-properties fo:language="en" fo:country="US" fo:font-weight="bold" officeooo:rsid="012d2718" officeooo:paragraph-rsid="01381c9c" style:font-weight-asian="bold" style:font-weight-complex="bold"/>
    </style:style>
    <style:style style:name="P51" style:family="paragraph" style:parent-style-name="Standard">
      <style:text-properties fo:language="en" fo:country="US" fo:font-weight="bold" officeooo:rsid="012d2718" officeooo:paragraph-rsid="013fbc52" style:font-weight-asian="bold" style:font-weight-complex="bold"/>
    </style:style>
    <style:style style:name="P52" style:family="paragraph" style:parent-style-name="Standard">
      <style:text-properties fo:language="en" fo:country="US" fo:font-weight="bold" officeooo:rsid="012db7e2" officeooo:paragraph-rsid="012db7e2" style:font-weight-asian="bold" style:font-weight-complex="bold"/>
    </style:style>
    <style:style style:name="P53" style:family="paragraph" style:parent-style-name="Standard">
      <style:text-properties fo:language="en" fo:country="US" fo:font-weight="bold" officeooo:rsid="012fe7bb" officeooo:paragraph-rsid="012fe7bb" style:font-weight-asian="bold" style:font-weight-complex="bold"/>
    </style:style>
    <style:style style:name="P54" style:family="paragraph" style:parent-style-name="Standard">
      <style:text-properties fo:language="en" fo:country="US" fo:font-weight="bold" officeooo:rsid="0130c6cc" officeooo:paragraph-rsid="0130c6cc" style:font-weight-asian="bold" style:font-weight-complex="bold"/>
    </style:style>
    <style:style style:name="P55" style:family="paragraph" style:parent-style-name="Standard">
      <style:text-properties fo:language="en" fo:country="US" fo:font-weight="bold" officeooo:rsid="0130c6cc" officeooo:paragraph-rsid="014070fa" style:font-weight-asian="bold" style:font-weight-complex="bold"/>
    </style:style>
    <style:style style:name="P56" style:family="paragraph" style:parent-style-name="Standard">
      <style:text-properties fo:language="en" fo:country="US" fo:font-weight="bold" officeooo:rsid="0139766d" officeooo:paragraph-rsid="0139766d" style:font-weight-asian="bold" style:font-weight-complex="bold"/>
    </style:style>
    <style:style style:name="P57" style:family="paragraph" style:parent-style-name="Standard">
      <style:text-properties fo:language="en" fo:country="US" fo:font-weight="bold" officeooo:rsid="012960b5" officeooo:paragraph-rsid="0139766d" style:font-weight-asian="bold" style:font-weight-complex="bold"/>
    </style:style>
    <style:style style:name="P58" style:family="paragraph" style:parent-style-name="Standard">
      <style:text-properties fo:language="en" fo:country="US" fo:font-weight="bold" officeooo:rsid="01397a2c" officeooo:paragraph-rsid="01397a2c" style:font-weight-asian="bold" style:font-weight-complex="bold"/>
    </style:style>
    <style:style style:name="P59" style:family="paragraph" style:parent-style-name="Standard">
      <style:text-properties fo:language="en" fo:country="US" fo:font-weight="bold" officeooo:rsid="01976006" officeooo:paragraph-rsid="01976006" style:font-weight-asian="bold" style:font-weight-complex="bold"/>
    </style:style>
    <style:style style:name="P60" style:family="paragraph" style:parent-style-name="Standard">
      <style:text-properties fo:language="en" fo:country="US" officeooo:rsid="002a84d0" officeooo:paragraph-rsid="002a84d0"/>
    </style:style>
    <style:style style:name="P61" style:family="paragraph" style:parent-style-name="Standard">
      <style:text-properties fo:language="en" fo:country="US" officeooo:rsid="002c0302" officeooo:paragraph-rsid="0031b763"/>
    </style:style>
    <style:style style:name="P62" style:family="paragraph" style:parent-style-name="Standard">
      <style:text-properties fo:language="en" fo:country="US" officeooo:rsid="003b0435" officeooo:paragraph-rsid="003b0435"/>
    </style:style>
    <style:style style:name="P63" style:family="paragraph" style:parent-style-name="Standard">
      <style:text-properties fo:language="en" fo:country="US" officeooo:rsid="003e8690" officeooo:paragraph-rsid="003e8690"/>
    </style:style>
    <style:style style:name="P64" style:family="paragraph" style:parent-style-name="Standard">
      <style:text-properties fo:language="en" fo:country="US" officeooo:rsid="0041b38f" officeooo:paragraph-rsid="0041b38f"/>
    </style:style>
    <style:style style:name="P65" style:family="paragraph" style:parent-style-name="Standard">
      <style:text-properties fo:language="en" fo:country="US" officeooo:rsid="0044cdfc" officeooo:paragraph-rsid="0044cdfc"/>
    </style:style>
    <style:style style:name="P66" style:family="paragraph" style:parent-style-name="Standard">
      <style:text-properties fo:language="en" fo:country="US" officeooo:rsid="002fb6ce" officeooo:paragraph-rsid="0031b763"/>
    </style:style>
    <style:style style:name="P67" style:family="paragraph" style:parent-style-name="Standard">
      <style:text-properties fo:language="en" fo:country="US" officeooo:rsid="0049c705" officeooo:paragraph-rsid="0049c705"/>
    </style:style>
    <style:style style:name="P68" style:family="paragraph" style:parent-style-name="Standard">
      <style:text-properties fo:language="en" fo:country="US" officeooo:rsid="0050ef36" officeooo:paragraph-rsid="0050ef36"/>
    </style:style>
    <style:style style:name="P69" style:family="paragraph" style:parent-style-name="Standard">
      <style:text-properties fo:language="en" fo:country="US" officeooo:rsid="004d2eac" officeooo:paragraph-rsid="004d2eac"/>
    </style:style>
    <style:style style:name="P70" style:family="paragraph" style:parent-style-name="Standard">
      <style:text-properties fo:language="en" fo:country="US" officeooo:rsid="004d2eac" officeooo:paragraph-rsid="00550dcb"/>
    </style:style>
    <style:style style:name="P71" style:family="paragraph" style:parent-style-name="Standard">
      <style:text-properties fo:language="en" fo:country="US" officeooo:rsid="005241e7" officeooo:paragraph-rsid="005241e7"/>
    </style:style>
    <style:style style:name="P72" style:family="paragraph" style:parent-style-name="Standard">
      <style:text-properties fo:language="en" fo:country="US" fo:font-weight="normal" officeooo:rsid="00540424" officeooo:paragraph-rsid="00540424" style:font-weight-asian="normal" style:font-weight-complex="normal"/>
    </style:style>
    <style:style style:name="P73" style:family="paragraph" style:parent-style-name="Standard">
      <style:text-properties fo:language="en" fo:country="US" fo:font-weight="normal" officeooo:rsid="00550dcb" officeooo:paragraph-rsid="00550dcb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57bdb1" officeooo:paragraph-rsid="0057bdb1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057bdb1" officeooo:paragraph-rsid="0058db2f" style:font-weight-asian="normal" style:font-weight-complex="normal"/>
    </style:style>
    <style:style style:name="P76" style:family="paragraph" style:parent-style-name="Standard">
      <style:text-properties fo:language="en" fo:country="US" fo:font-weight="normal" officeooo:rsid="00737b82" officeooo:paragraph-rsid="00737b82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0771196" officeooo:paragraph-rsid="00771196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7194ba" officeooo:paragraph-rsid="007194ba" style:font-weight-asian="normal" style:font-weight-complex="normal"/>
    </style:style>
    <style:style style:name="P79" style:family="paragraph" style:parent-style-name="Standard">
      <style:text-properties fo:language="en" fo:country="US" fo:font-weight="normal" officeooo:rsid="008a3f5d" officeooo:paragraph-rsid="008a3f5d" style:font-weight-asian="normal" style:font-weight-complex="normal"/>
    </style:style>
    <style:style style:name="P80" style:family="paragraph" style:parent-style-name="Standard">
      <style:text-properties fo:language="en" fo:country="US" fo:font-weight="normal" officeooo:rsid="008d5835" officeooo:paragraph-rsid="008d5835" style:font-weight-asian="normal" style:font-weight-complex="normal"/>
    </style:style>
    <style:style style:name="P81" style:family="paragraph" style:parent-style-name="Standard">
      <style:text-properties fo:language="en" fo:country="US" fo:font-weight="normal" officeooo:rsid="008f5e5e" officeooo:paragraph-rsid="008f5e5e" style:font-weight-asian="normal" style:font-weight-complex="normal"/>
    </style:style>
    <style:style style:name="P82" style:family="paragraph" style:parent-style-name="Standard">
      <style:text-properties fo:language="en" fo:country="US" fo:font-weight="normal" officeooo:rsid="00a05c46" officeooo:paragraph-rsid="00a2c739" style:font-weight-asian="normal" style:font-weight-complex="normal"/>
    </style:style>
    <style:style style:name="P83" style:family="paragraph" style:parent-style-name="Standard">
      <style:text-properties fo:language="en" fo:country="US" fo:font-weight="normal" officeooo:rsid="00a2c739" officeooo:paragraph-rsid="00a2c739" style:font-weight-asian="normal" style:font-weight-complex="normal"/>
    </style:style>
    <style:style style:name="P84" style:family="paragraph" style:parent-style-name="Standard">
      <style:text-properties fo:language="en" fo:country="US" fo:font-weight="normal" officeooo:rsid="00a33457" officeooo:paragraph-rsid="00a33457" style:font-weight-asian="normal" style:font-weight-complex="normal"/>
    </style:style>
    <style:style style:name="P85" style:family="paragraph" style:parent-style-name="Standard">
      <style:text-properties fo:language="en" fo:country="US" fo:font-weight="normal" officeooo:rsid="00a5adeb" officeooo:paragraph-rsid="00a5adeb" style:font-weight-asian="normal" style:font-weight-complex="normal"/>
    </style:style>
    <style:style style:name="P86" style:family="paragraph" style:parent-style-name="Standard">
      <style:text-properties fo:language="en" fo:country="US" fo:font-weight="normal" officeooo:rsid="0097d5b2" officeooo:paragraph-rsid="0097d5b2" style:font-weight-asian="normal" style:font-weight-complex="normal"/>
    </style:style>
    <style:style style:name="P87" style:family="paragraph" style:parent-style-name="Standard">
      <style:text-properties fo:language="en" fo:country="US" fo:font-weight="normal" officeooo:rsid="00a967ea" officeooo:paragraph-rsid="00a967ea" style:font-weight-asian="normal" style:font-weight-complex="normal"/>
    </style:style>
    <style:style style:name="P88" style:family="paragraph" style:parent-style-name="Standard">
      <style:text-properties fo:language="en" fo:country="US" fo:font-weight="normal" officeooo:rsid="009a7122" officeooo:paragraph-rsid="009a7122" style:font-weight-asian="normal" style:font-weight-complex="normal"/>
    </style:style>
    <style:style style:name="P89" style:family="paragraph" style:parent-style-name="Standard">
      <style:text-properties fo:language="en" fo:country="US" fo:font-weight="normal" officeooo:rsid="00bdc267" officeooo:paragraph-rsid="00bdc267" style:font-weight-asian="normal" style:font-weight-complex="normal"/>
    </style:style>
    <style:style style:name="P90" style:family="paragraph" style:parent-style-name="Standard">
      <style:text-properties fo:language="en" fo:country="US" fo:font-weight="normal" officeooo:rsid="00ee1027" officeooo:paragraph-rsid="00ee1027" style:font-weight-asian="normal" style:font-weight-complex="normal"/>
    </style:style>
    <style:style style:name="P91" style:family="paragraph" style:parent-style-name="Standard">
      <style:text-properties fo:language="en" fo:country="US" fo:font-weight="normal" officeooo:rsid="00efce51" officeooo:paragraph-rsid="00efce51" style:font-weight-asian="normal" style:font-weight-complex="normal"/>
    </style:style>
    <style:style style:name="P92" style:family="paragraph" style:parent-style-name="Standard">
      <style:text-properties fo:language="en" fo:country="US" fo:font-weight="normal" officeooo:rsid="00ae4585" officeooo:paragraph-rsid="00ae4585" style:font-weight-asian="normal" style:font-weight-complex="normal"/>
    </style:style>
    <style:style style:name="P93" style:family="paragraph" style:parent-style-name="Standard">
      <style:text-properties fo:language="en" fo:country="US" fo:font-weight="normal" officeooo:rsid="00ab1c14" officeooo:paragraph-rsid="00c7cd0b" style:font-weight-asian="normal" style:font-weight-complex="normal"/>
    </style:style>
    <style:style style:name="P94" style:family="paragraph" style:parent-style-name="Standard">
      <style:text-properties fo:language="en" fo:country="US" fo:font-weight="normal" officeooo:rsid="00c7cd0b" officeooo:paragraph-rsid="00c7cd0b" style:font-weight-asian="normal" style:font-weight-complex="normal"/>
    </style:style>
    <style:style style:name="P95" style:family="paragraph" style:parent-style-name="Standard">
      <style:text-properties fo:language="en" fo:country="US" fo:font-weight="normal" officeooo:rsid="00b23800" officeooo:paragraph-rsid="00b23800" style:font-weight-asian="normal" style:font-weight-complex="normal"/>
    </style:style>
    <style:style style:name="P96" style:family="paragraph" style:parent-style-name="Standard">
      <style:text-properties fo:language="en" fo:country="US" fo:font-weight="normal" officeooo:rsid="00b325a9" officeooo:paragraph-rsid="00b325a9" style:font-weight-asian="normal" style:font-weight-complex="normal"/>
    </style:style>
    <style:style style:name="P97" style:family="paragraph" style:parent-style-name="Standard">
      <style:text-properties fo:language="en" fo:country="US" fo:font-weight="normal" officeooo:rsid="00ad2f5e" officeooo:paragraph-rsid="00ad2f5e" style:font-weight-asian="normal" style:font-weight-complex="normal"/>
    </style:style>
    <style:style style:name="P98" style:family="paragraph" style:parent-style-name="Standard">
      <style:text-properties fo:language="en" fo:country="US" fo:font-weight="normal" officeooo:rsid="00b6930d" officeooo:paragraph-rsid="00bf2bcb" style:font-weight-asian="normal" style:font-weight-complex="normal"/>
    </style:style>
    <style:style style:name="P99" style:family="paragraph" style:parent-style-name="Standard">
      <style:text-properties fo:language="en" fo:country="US" fo:font-weight="normal" officeooo:rsid="00b1f2cd" officeooo:paragraph-rsid="00bf2bcb" style:font-weight-asian="normal" style:font-weight-complex="normal"/>
    </style:style>
    <style:style style:name="P100" style:family="paragraph" style:parent-style-name="Standard">
      <style:text-properties fo:language="en" fo:country="US" fo:font-weight="normal" officeooo:rsid="00e4bee0" officeooo:paragraph-rsid="00e4bee0" style:font-weight-asian="normal" style:font-weight-complex="normal"/>
    </style:style>
    <style:style style:name="P101" style:family="paragraph" style:parent-style-name="Standard">
      <style:text-properties fo:language="en" fo:country="US" fo:font-weight="normal" officeooo:rsid="0109b1be" officeooo:paragraph-rsid="0109b1be" style:font-weight-asian="normal" style:font-weight-complex="normal"/>
    </style:style>
    <style:style style:name="P102" style:family="paragraph" style:parent-style-name="Standard">
      <style:text-properties fo:language="en" fo:country="US" fo:font-weight="normal" officeooo:rsid="01103592" officeooo:paragraph-rsid="01103592" style:font-weight-asian="normal" style:font-weight-complex="normal"/>
    </style:style>
    <style:style style:name="P103" style:family="paragraph" style:parent-style-name="Standard">
      <style:text-properties fo:language="en" fo:country="US" fo:font-weight="normal" officeooo:rsid="0111c8c0" officeooo:paragraph-rsid="0111c8c0" style:font-weight-asian="normal" style:font-weight-complex="normal"/>
    </style:style>
    <style:style style:name="P104" style:family="paragraph" style:parent-style-name="Standard">
      <style:text-properties fo:language="en" fo:country="US" fo:font-weight="normal" officeooo:rsid="00ac9a91" officeooo:paragraph-rsid="00c7cd0b" style:font-weight-asian="normal" style:font-weight-complex="normal"/>
    </style:style>
    <style:style style:name="P105" style:family="paragraph" style:parent-style-name="Standard">
      <style:text-properties fo:language="en" fo:country="US" fo:font-weight="normal" officeooo:rsid="01271eb2" officeooo:paragraph-rsid="01271eb2" style:font-weight-asian="normal" style:font-weight-complex="normal"/>
    </style:style>
    <style:style style:name="P106" style:family="paragraph" style:parent-style-name="Standard">
      <style:text-properties fo:language="en" fo:country="US" fo:font-weight="normal" officeooo:rsid="0128c201" officeooo:paragraph-rsid="0128c201" style:font-weight-asian="normal" style:font-weight-complex="normal"/>
    </style:style>
    <style:style style:name="P107" style:family="paragraph" style:parent-style-name="Standard">
      <style:text-properties fo:language="en" fo:country="US" fo:font-weight="normal" officeooo:rsid="012a02aa" officeooo:paragraph-rsid="012a02aa" style:font-weight-asian="normal" style:font-weight-complex="normal"/>
    </style:style>
    <style:style style:name="P108" style:family="paragraph" style:parent-style-name="Standard">
      <style:text-properties fo:language="en" fo:country="US" fo:font-weight="normal" officeooo:rsid="013b4444" officeooo:paragraph-rsid="013b4444" style:font-weight-asian="normal" style:font-weight-complex="normal"/>
    </style:style>
    <style:style style:name="P109" style:family="paragraph" style:parent-style-name="Standard">
      <style:text-properties fo:language="en" fo:country="US" fo:font-weight="normal" officeooo:rsid="013ccdb9" officeooo:paragraph-rsid="013ccdb9" style:font-weight-asian="normal" style:font-weight-complex="normal"/>
    </style:style>
    <style:style style:name="P110" style:family="paragraph" style:parent-style-name="Standard">
      <style:text-properties fo:language="en" fo:country="US" fo:font-weight="normal" officeooo:rsid="0139766d" officeooo:paragraph-rsid="0139766d" style:font-weight-asian="normal" style:font-weight-complex="normal"/>
    </style:style>
    <style:style style:name="P111" style:family="paragraph" style:parent-style-name="Standard">
      <style:text-properties fo:language="en" fo:country="US" fo:font-weight="normal" officeooo:rsid="014070fa" officeooo:paragraph-rsid="014070fa" style:font-weight-asian="normal" style:font-weight-complex="normal"/>
    </style:style>
    <style:style style:name="P112" style:family="paragraph" style:parent-style-name="Standard">
      <style:text-properties fo:language="en" fo:country="US" officeooo:rsid="005bd2f1" officeooo:paragraph-rsid="005bd2f1"/>
    </style:style>
    <style:style style:name="P113" style:family="paragraph" style:parent-style-name="Standard">
      <style:text-properties fo:language="en" fo:country="US" officeooo:rsid="005ca844" officeooo:paragraph-rsid="005ca844"/>
    </style:style>
    <style:style style:name="P114" style:family="paragraph" style:parent-style-name="Standard">
      <style:text-properties fo:language="en" fo:country="US" officeooo:rsid="005d2565" officeooo:paragraph-rsid="005d2565"/>
    </style:style>
    <style:style style:name="P115" style:family="paragraph" style:parent-style-name="Standard">
      <style:text-properties fo:language="en" fo:country="US" officeooo:rsid="005ed147" officeooo:paragraph-rsid="005ed147"/>
    </style:style>
    <style:style style:name="P116" style:family="paragraph" style:parent-style-name="Standard">
      <style:text-properties fo:language="en" fo:country="US" officeooo:rsid="00665dd7" officeooo:paragraph-rsid="00665dd7"/>
    </style:style>
    <style:style style:name="P117" style:family="paragraph" style:parent-style-name="Standard">
      <style:text-properties fo:language="en" fo:country="US" officeooo:rsid="00689fa0" officeooo:paragraph-rsid="00689fa0"/>
    </style:style>
    <style:style style:name="P118" style:family="paragraph" style:parent-style-name="Standard">
      <style:text-properties fo:language="en" fo:country="US" officeooo:rsid="0068a4bb" officeooo:paragraph-rsid="0068a4bb"/>
    </style:style>
    <style:style style:name="P119" style:family="paragraph" style:parent-style-name="Standard">
      <style:text-properties fo:language="en" fo:country="US" officeooo:rsid="0069844c" officeooo:paragraph-rsid="0069844c"/>
    </style:style>
    <style:style style:name="P120" style:family="paragraph" style:parent-style-name="Standard">
      <style:text-properties fo:language="en" fo:country="US" officeooo:rsid="006c1365" officeooo:paragraph-rsid="006c1365"/>
    </style:style>
    <style:style style:name="P121" style:family="paragraph" style:parent-style-name="Standard">
      <style:text-properties fo:language="en" fo:country="US" officeooo:rsid="0079e6f6" officeooo:paragraph-rsid="0079e6f6"/>
    </style:style>
    <style:style style:name="P122" style:family="paragraph" style:parent-style-name="Standard">
      <style:text-properties fo:language="en" fo:country="US" officeooo:rsid="0082eb59" officeooo:paragraph-rsid="0082eb59"/>
    </style:style>
    <style:style style:name="P123" style:family="paragraph" style:parent-style-name="Standard">
      <style:text-properties fo:language="en" fo:country="US" officeooo:rsid="0072c864" officeooo:paragraph-rsid="0072c864"/>
    </style:style>
    <style:style style:name="P124" style:family="paragraph" style:parent-style-name="Standard">
      <style:text-properties fo:language="en" fo:country="US" officeooo:rsid="0086944e" officeooo:paragraph-rsid="0086944e"/>
    </style:style>
    <style:style style:name="P125" style:family="paragraph" style:parent-style-name="Standard">
      <style:text-properties fo:language="en" fo:country="US" officeooo:rsid="0018b772" officeooo:paragraph-rsid="0018b772"/>
    </style:style>
    <style:style style:name="P126" style:family="paragraph" style:parent-style-name="Standard">
      <style:text-properties fo:language="en" fo:country="US" officeooo:rsid="011878b8" officeooo:paragraph-rsid="011878b8"/>
    </style:style>
    <style:style style:name="P127" style:family="paragraph" style:parent-style-name="Standard">
      <style:text-properties officeooo:rsid="001b2d1d" officeooo:paragraph-rsid="001b2d1d"/>
    </style:style>
    <style:style style:name="P128" style:family="paragraph" style:parent-style-name="Standard">
      <style:text-properties officeooo:rsid="001bfeb3" officeooo:paragraph-rsid="001bfeb3"/>
    </style:style>
    <style:style style:name="P129" style:family="paragraph" style:parent-style-name="Standard">
      <style:text-properties officeooo:rsid="001c5213" officeooo:paragraph-rsid="001c5213"/>
    </style:style>
    <style:style style:name="P130" style:family="paragraph" style:parent-style-name="Standard">
      <style:text-properties officeooo:rsid="001e0cfc" officeooo:paragraph-rsid="001e0cfc"/>
    </style:style>
    <style:style style:name="P131" style:family="paragraph" style:parent-style-name="Standard">
      <style:text-properties officeooo:rsid="001f8557" officeooo:paragraph-rsid="001f8557"/>
    </style:style>
    <style:style style:name="P132" style:family="paragraph" style:parent-style-name="Standard">
      <style:text-properties officeooo:rsid="00267195" officeooo:paragraph-rsid="00267195"/>
    </style:style>
    <style:style style:name="P133" style:family="paragraph" style:parent-style-name="Standard">
      <style:text-properties officeooo:rsid="0029d0a2" officeooo:paragraph-rsid="0029d0a2"/>
    </style:style>
    <style:style style:name="P134" style:family="paragraph" style:parent-style-name="Standard">
      <style:text-properties fo:font-weight="bold" officeooo:rsid="00267195" officeooo:paragraph-rsid="00267195" style:font-weight-asian="bold" style:font-weight-complex="bold"/>
    </style:style>
    <style:style style:name="P135" style:family="paragraph" style:parent-style-name="Standard">
      <style:text-properties fo:font-weight="bold" officeooo:rsid="003e0e1f" officeooo:paragraph-rsid="003e0e1f" style:font-weight-asian="bold" style:font-weight-complex="bold"/>
    </style:style>
    <style:style style:name="P136" style:family="paragraph" style:parent-style-name="Text_20_body">
      <style:text-properties fo:font-weight="bold" officeooo:rsid="0122fc8f" officeooo:paragraph-rsid="0122fc8f" style:font-weight-asian="bold" style:font-weight-complex="bold"/>
    </style:style>
    <style:style style:name="P137" style:family="paragraph" style:parent-style-name="Standard">
      <style:text-properties fo:font-weight="bold" officeooo:rsid="0161177e" officeooo:paragraph-rsid="0161177e" style:font-weight-asian="bold" style:font-weight-complex="bold"/>
    </style:style>
    <style:style style:name="P138" style:family="paragraph" style:parent-style-name="Standard">
      <style:text-properties fo:font-weight="bold" officeooo:rsid="0161177e" officeooo:paragraph-rsid="0163898c" style:font-weight-asian="bold" style:font-weight-complex="bold"/>
    </style:style>
    <style:style style:name="P139" style:family="paragraph" style:parent-style-name="Text_20_body">
      <style:text-properties officeooo:rsid="0029924f" officeooo:paragraph-rsid="0029924f"/>
    </style:style>
    <style:style style:name="P140" style:family="paragraph" style:parent-style-name="Text_20_body">
      <style:text-properties officeooo:rsid="004b06e3" officeooo:paragraph-rsid="004b06e3"/>
    </style:style>
    <style:style style:name="P141" style:family="paragraph" style:parent-style-name="Text_20_body">
      <style:text-properties officeooo:rsid="004bc82b" officeooo:paragraph-rsid="004bc82b"/>
    </style:style>
    <style:style style:name="P142" style:family="paragraph" style:parent-style-name="Standard">
      <style:text-properties style:use-window-font-color="true" loext:opacity="0%" fo:language="en" fo:country="US" fo:font-weight="bold" officeooo:rsid="004f3f0b" officeooo:paragraph-rsid="004f3f0b" style:font-weight-asian="bold" style:font-weight-complex="bold"/>
    </style:style>
    <style:style style:name="P143" style:family="paragraph" style:parent-style-name="Standard">
      <style:text-properties style:use-window-font-color="true" loext:opacity="0%" fo:language="en" fo:country="US" fo:font-weight="bold" officeooo:rsid="00e71f49" officeooo:paragraph-rsid="00e71f49" style:font-weight-asian="bold" style:font-weight-complex="bold"/>
    </style:style>
    <style:style style:name="P144" style:family="paragraph" style:parent-style-name="Standard">
      <style:text-properties style:use-window-font-color="true" loext:opacity="0%" fo:language="en" fo:country="US" fo:font-weight="bold" officeooo:rsid="010b8234" officeooo:paragraph-rsid="010d808c" style:font-weight-asian="bold" style:font-weight-complex="bold"/>
    </style:style>
    <style:style style:name="P145" style:family="paragraph" style:parent-style-name="Standard">
      <style:text-properties style:use-window-font-color="true" loext:opacity="0%" fo:language="en" fo:country="US" fo:font-weight="bold" officeooo:rsid="013468c3" officeooo:paragraph-rsid="013468c3" style:font-weight-asian="bold" style:font-weight-complex="bold"/>
    </style:style>
    <style:style style:name="P146" style:family="paragraph" style:parent-style-name="Standard">
      <style:text-properties style:use-window-font-color="true" loext:opacity="0%" fo:language="en" fo:country="US" fo:font-weight="bold" officeooo:rsid="0132decd" officeooo:paragraph-rsid="0132decd" style:font-weight-asian="bold" style:font-weight-complex="bold"/>
    </style:style>
    <style:style style:name="P147" style:family="paragraph" style:parent-style-name="Standard">
      <style:text-properties style:use-window-font-color="true" loext:opacity="0%" fo:language="en" fo:country="US" fo:font-weight="bold" officeooo:rsid="014297d6" officeooo:paragraph-rsid="01431d27" style:font-weight-asian="bold" style:font-weight-complex="bold"/>
    </style:style>
    <style:style style:name="P148" style:family="paragraph" style:parent-style-name="Standard">
      <style:text-properties style:use-window-font-color="true" loext:opacity="0%" fo:language="en" fo:country="US" fo:font-weight="bold" officeooo:rsid="015b5984" officeooo:paragraph-rsid="015b5984" style:font-weight-asian="bold" style:font-weight-complex="bold"/>
    </style:style>
    <style:style style:name="P149" style:family="paragraph" style:parent-style-name="Standard">
      <style:text-properties style:use-window-font-color="true" loext:opacity="0%" fo:language="en" fo:country="US" fo:font-weight="bold" officeooo:rsid="015e0b3a" officeooo:paragraph-rsid="015e0b3a" style:font-weight-asian="bold" style:font-weight-complex="bold"/>
    </style:style>
    <style:style style:name="P150" style:family="paragraph" style:parent-style-name="Standard">
      <style:text-properties style:use-window-font-color="true" loext:opacity="0%" fo:language="en" fo:country="US" fo:font-weight="bold" officeooo:rsid="015e1490" officeooo:paragraph-rsid="015e1490" style:font-weight-asian="bold" style:font-weight-complex="bold"/>
    </style:style>
    <style:style style:name="P151" style:family="paragraph" style:parent-style-name="Standard">
      <style:text-properties style:use-window-font-color="true" loext:opacity="0%" fo:language="en" fo:country="US" fo:font-weight="bold" officeooo:rsid="0189cd1f" officeooo:paragraph-rsid="018b475d" style:font-weight-asian="bold" style:font-weight-complex="bold"/>
    </style:style>
    <style:style style:name="P152" style:family="paragraph" style:parent-style-name="Standard">
      <style:text-properties style:use-window-font-color="true" loext:opacity="0%" fo:language="en" fo:country="US" fo:font-weight="normal" officeooo:rsid="004f3f0b" officeooo:paragraph-rsid="004f3f0b" style:font-weight-asian="normal" style:font-weight-complex="normal"/>
    </style:style>
    <style:style style:name="P153" style:family="paragraph" style:parent-style-name="Standard">
      <style:text-properties style:use-window-font-color="true" loext:opacity="0%" fo:language="en" fo:country="US" fo:font-weight="normal" officeooo:rsid="01321fcc" officeooo:paragraph-rsid="01321fcc" style:font-weight-asian="normal" style:font-weight-complex="normal"/>
    </style:style>
    <style:style style:name="P154" style:family="paragraph" style:parent-style-name="Standard">
      <style:text-properties style:use-window-font-color="true" loext:opacity="0%" fo:language="en" fo:country="US" fo:font-weight="normal" officeooo:rsid="0132decd" officeooo:paragraph-rsid="0132decd" style:font-weight-asian="normal" style:font-weight-complex="normal"/>
    </style:style>
    <style:style style:name="P155" style:family="paragraph" style:parent-style-name="Standard">
      <style:text-properties style:use-window-font-color="true" loext:opacity="0%" fo:language="en" fo:country="US" fo:font-weight="normal" officeooo:rsid="013468c3" officeooo:paragraph-rsid="013468c3" style:font-weight-asian="normal" style:font-weight-complex="normal"/>
    </style:style>
    <style:style style:name="P156" style:family="paragraph" style:parent-style-name="Standard">
      <style:text-properties style:use-window-font-color="true" loext:opacity="0%" fo:language="en" fo:country="US" fo:font-weight="normal" officeooo:rsid="01392116" officeooo:paragraph-rsid="01392116" style:font-weight-asian="normal" style:font-weight-complex="normal"/>
    </style:style>
    <style:style style:name="P157" style:family="paragraph" style:parent-style-name="Standard">
      <style:text-properties style:use-window-font-color="true" loext:opacity="0%" fo:language="en" fo:country="US" fo:font-weight="normal" officeooo:rsid="0144d698" officeooo:paragraph-rsid="0144d698" style:font-weight-asian="normal" style:font-weight-complex="normal"/>
    </style:style>
    <style:style style:name="P158" style:family="paragraph" style:parent-style-name="Standard">
      <style:text-properties style:use-window-font-color="true" loext:opacity="0%" fo:language="en" fo:country="US" fo:font-weight="normal" officeooo:rsid="01466da6" officeooo:paragraph-rsid="01466da6" style:font-weight-asian="normal" style:font-weight-complex="normal"/>
    </style:style>
    <style:style style:name="P159" style:family="paragraph" style:parent-style-name="Standard">
      <style:text-properties style:use-window-font-color="true" loext:opacity="0%" fo:language="en" fo:country="US" fo:font-weight="normal" officeooo:rsid="01466da6" officeooo:paragraph-rsid="014782fa" style:font-weight-asian="normal" style:font-weight-complex="normal"/>
    </style:style>
    <style:style style:name="P160" style:family="paragraph" style:parent-style-name="Standard">
      <style:text-properties style:use-window-font-color="true" loext:opacity="0%" fo:language="en" fo:country="US" fo:font-weight="normal" officeooo:rsid="01466da6" officeooo:paragraph-rsid="014b25d2" style:font-weight-asian="normal" style:font-weight-complex="normal"/>
    </style:style>
    <style:style style:name="P161" style:family="paragraph" style:parent-style-name="Standard">
      <style:text-properties style:use-window-font-color="true" loext:opacity="0%" fo:language="en" fo:country="US" fo:font-weight="normal" officeooo:rsid="0147cfc6" officeooo:paragraph-rsid="0147cfc6" style:font-weight-asian="normal" style:font-weight-complex="normal"/>
    </style:style>
    <style:style style:name="P162" style:family="paragraph" style:parent-style-name="Standard">
      <style:text-properties style:use-window-font-color="true" loext:opacity="0%" fo:language="en" fo:country="US" fo:font-weight="normal" officeooo:rsid="0148f6c6" officeooo:paragraph-rsid="0148f6c6" style:font-weight-asian="normal" style:font-weight-complex="normal"/>
    </style:style>
    <style:style style:name="P163" style:family="paragraph" style:parent-style-name="Standard">
      <style:text-properties style:use-window-font-color="true" loext:opacity="0%" fo:language="en" fo:country="US" fo:font-weight="normal" officeooo:rsid="014a7560" officeooo:paragraph-rsid="014a7560" style:font-weight-asian="normal" style:font-weight-complex="normal"/>
    </style:style>
    <style:style style:name="P164" style:family="paragraph" style:parent-style-name="Standard">
      <style:text-properties style:use-window-font-color="true" loext:opacity="0%" fo:language="en" fo:country="US" fo:font-weight="normal" officeooo:rsid="014c2bcf" officeooo:paragraph-rsid="014c2bcf" style:font-weight-asian="normal" style:font-weight-complex="normal"/>
    </style:style>
    <style:style style:name="P165" style:family="paragraph" style:parent-style-name="Standard">
      <style:text-properties style:use-window-font-color="true" loext:opacity="0%" fo:language="en" fo:country="US" fo:font-weight="normal" officeooo:rsid="01431d27" officeooo:paragraph-rsid="01431d27" style:font-weight-asian="normal" style:font-weight-complex="normal"/>
    </style:style>
    <style:style style:name="P166" style:family="paragraph" style:parent-style-name="Standard">
      <style:text-properties style:use-window-font-color="true" loext:opacity="0%" fo:language="en" fo:country="US" fo:font-weight="normal" officeooo:rsid="014ddc31" officeooo:paragraph-rsid="0163898c" style:font-weight-asian="normal" style:font-weight-complex="normal"/>
    </style:style>
    <style:style style:name="P167" style:family="paragraph" style:parent-style-name="Standard">
      <style:text-properties style:use-window-font-color="true" loext:opacity="0%" fo:language="en" fo:country="US" fo:font-weight="normal" officeooo:rsid="014f3517" officeooo:paragraph-rsid="014f3517" style:font-weight-asian="normal" style:font-weight-complex="normal"/>
    </style:style>
    <style:style style:name="P168" style:family="paragraph" style:parent-style-name="Standard">
      <style:text-properties style:use-window-font-color="true" loext:opacity="0%" fo:language="en" fo:country="US" fo:font-weight="normal" officeooo:rsid="0150786a" officeooo:paragraph-rsid="0150786a" style:font-weight-asian="normal" style:font-weight-complex="normal"/>
    </style:style>
    <style:style style:name="P169" style:family="paragraph" style:parent-style-name="Standard">
      <style:text-properties style:use-window-font-color="true" loext:opacity="0%" fo:language="en" fo:country="US" fo:font-weight="normal" officeooo:rsid="01525ca2" officeooo:paragraph-rsid="01749b97" style:font-weight-asian="normal" style:font-weight-complex="normal"/>
    </style:style>
    <style:style style:name="P170" style:family="paragraph" style:parent-style-name="Standard">
      <style:text-properties style:use-window-font-color="true" loext:opacity="0%" fo:language="en" fo:country="US" fo:font-weight="normal" officeooo:rsid="01546f63" officeooo:paragraph-rsid="01546f63" style:font-weight-asian="normal" style:font-weight-complex="normal"/>
    </style:style>
    <style:style style:name="P171" style:family="paragraph" style:parent-style-name="Standard">
      <style:text-properties style:use-window-font-color="true" loext:opacity="0%" fo:language="en" fo:country="US" fo:font-weight="normal" officeooo:rsid="01546f63" officeooo:paragraph-rsid="01525ca2" style:font-weight-asian="normal" style:font-weight-complex="normal"/>
    </style:style>
    <style:style style:name="P172" style:family="paragraph" style:parent-style-name="Standard">
      <style:text-properties style:use-window-font-color="true" loext:opacity="0%" fo:language="en" fo:country="US" fo:font-weight="normal" officeooo:rsid="01546f63" officeooo:paragraph-rsid="01749b97" style:font-weight-asian="normal" style:font-weight-complex="normal"/>
    </style:style>
    <style:style style:name="P173" style:family="paragraph" style:parent-style-name="Standard">
      <style:text-properties style:use-window-font-color="true" loext:opacity="0%" fo:language="en" fo:country="US" fo:font-weight="normal" officeooo:rsid="0156296b" officeooo:paragraph-rsid="0156296b" style:font-weight-asian="normal" style:font-weight-complex="normal"/>
    </style:style>
    <style:style style:name="P174" style:family="paragraph" style:parent-style-name="Standard">
      <style:text-properties style:use-window-font-color="true" loext:opacity="0%" fo:language="en" fo:country="US" fo:font-weight="normal" officeooo:rsid="0158ec0f" officeooo:paragraph-rsid="0158ec0f" style:font-weight-asian="normal" style:font-weight-complex="normal"/>
    </style:style>
    <style:style style:name="P175" style:family="paragraph" style:parent-style-name="Standard">
      <style:text-properties style:use-window-font-color="true" loext:opacity="0%" fo:language="en" fo:country="US" fo:font-weight="normal" officeooo:rsid="015a019b" officeooo:paragraph-rsid="015a019b" style:font-weight-asian="normal" style:font-weight-complex="normal"/>
    </style:style>
    <style:style style:name="P176" style:family="paragraph" style:parent-style-name="Standard">
      <style:text-properties style:use-window-font-color="true" loext:opacity="0%" fo:language="en" fo:country="US" fo:font-weight="normal" officeooo:rsid="015b5984" officeooo:paragraph-rsid="015b5984" style:font-weight-asian="normal" style:font-weight-complex="normal"/>
    </style:style>
    <style:style style:name="P177" style:family="paragraph" style:parent-style-name="Standard">
      <style:text-properties style:use-window-font-color="true" loext:opacity="0%" fo:language="en" fo:country="US" fo:font-weight="normal" officeooo:rsid="015b8108" officeooo:paragraph-rsid="0163898c" style:font-weight-asian="normal" style:font-weight-complex="normal"/>
    </style:style>
    <style:style style:name="P178" style:family="paragraph" style:parent-style-name="Standard">
      <style:text-properties style:use-window-font-color="true" loext:opacity="0%" fo:language="en" fo:country="US" fo:font-weight="normal" officeooo:rsid="015e1490" officeooo:paragraph-rsid="015e1490" style:font-weight-asian="normal" style:font-weight-complex="normal"/>
    </style:style>
    <style:style style:name="P179" style:family="paragraph" style:parent-style-name="Standard">
      <style:text-properties style:use-window-font-color="true" loext:opacity="0%" fo:language="en" fo:country="US" fo:font-weight="normal" officeooo:rsid="016267e1" officeooo:paragraph-rsid="016267e1" style:font-weight-asian="normal" style:font-weight-complex="normal"/>
    </style:style>
    <style:style style:name="P180" style:family="paragraph" style:parent-style-name="Standard">
      <style:text-properties style:use-window-font-color="true" loext:opacity="0%" fo:language="en" fo:country="US" fo:font-weight="normal" officeooo:rsid="016267e1" officeooo:paragraph-rsid="015e1490" style:font-weight-asian="normal" style:font-weight-complex="normal"/>
    </style:style>
    <style:style style:name="P181" style:family="paragraph" style:parent-style-name="Standard">
      <style:text-properties style:use-window-font-color="true" loext:opacity="0%" fo:language="en" fo:country="US" fo:font-weight="normal" officeooo:rsid="0162bcdc" officeooo:paragraph-rsid="0162bcdc" style:font-weight-asian="normal" style:font-weight-complex="normal"/>
    </style:style>
    <style:style style:name="P182" style:family="paragraph" style:parent-style-name="Standard">
      <style:text-properties style:use-window-font-color="true" loext:opacity="0%" fo:language="en" fo:country="US" fo:font-weight="normal" officeooo:rsid="0163898c" officeooo:paragraph-rsid="0163898c" style:font-weight-asian="normal" style:font-weight-complex="normal"/>
    </style:style>
    <style:style style:name="P183" style:family="paragraph" style:parent-style-name="Standard">
      <style:text-properties style:use-window-font-color="true" loext:opacity="0%" fo:language="en" fo:country="US" fo:font-weight="normal" officeooo:rsid="016764b6" officeooo:paragraph-rsid="016764b6" style:font-weight-asian="normal" style:font-weight-complex="normal"/>
    </style:style>
    <style:style style:name="P184" style:family="paragraph" style:parent-style-name="Standard">
      <style:text-properties style:use-window-font-color="true" loext:opacity="0%" fo:language="en" fo:country="US" fo:font-weight="normal" officeooo:rsid="01686771" officeooo:paragraph-rsid="01686771" style:font-weight-asian="normal" style:font-weight-complex="normal"/>
    </style:style>
    <style:style style:name="P185" style:family="paragraph" style:parent-style-name="Standard">
      <style:text-properties style:use-window-font-color="true" loext:opacity="0%" fo:language="en" fo:country="US" fo:font-weight="normal" officeooo:rsid="01686771" officeooo:paragraph-rsid="016ddf45" style:font-weight-asian="normal" style:font-weight-complex="normal"/>
    </style:style>
    <style:style style:name="P186" style:family="paragraph" style:parent-style-name="Standard">
      <style:text-properties style:use-window-font-color="true" loext:opacity="0%" fo:language="en" fo:country="US" fo:font-weight="normal" officeooo:rsid="0168ebb5" officeooo:paragraph-rsid="017a06e2" style:font-weight-asian="normal" style:font-weight-complex="normal"/>
    </style:style>
    <style:style style:name="P187" style:family="paragraph" style:parent-style-name="Standard">
      <style:text-properties style:use-window-font-color="true" loext:opacity="0%" fo:language="en" fo:country="US" fo:font-weight="normal" officeooo:rsid="016ab3da" officeooo:paragraph-rsid="016ab3da" style:font-weight-asian="normal" style:font-weight-complex="normal"/>
    </style:style>
    <style:style style:name="P188" style:family="paragraph" style:parent-style-name="Standard">
      <style:text-properties style:use-window-font-color="true" loext:opacity="0%" fo:language="en" fo:country="US" fo:font-weight="normal" officeooo:rsid="016ab3da" officeooo:paragraph-rsid="0168ebb5" style:font-weight-asian="normal" style:font-weight-complex="normal"/>
    </style:style>
    <style:style style:name="P189" style:family="paragraph" style:parent-style-name="Standard">
      <style:text-properties style:use-window-font-color="true" loext:opacity="0%" fo:language="en" fo:country="US" fo:font-weight="normal" officeooo:rsid="016ab3da" officeooo:paragraph-rsid="017a06e2" style:font-weight-asian="normal" style:font-weight-complex="normal"/>
    </style:style>
    <style:style style:name="P190" style:family="paragraph" style:parent-style-name="Standard">
      <style:text-properties style:use-window-font-color="true" loext:opacity="0%" fo:language="en" fo:country="US" fo:font-weight="normal" officeooo:rsid="0170924a" officeooo:paragraph-rsid="0170924a" style:font-weight-asian="normal" style:font-weight-complex="normal"/>
    </style:style>
    <style:style style:name="P191" style:family="paragraph" style:parent-style-name="Standard">
      <style:text-properties style:use-window-font-color="true" loext:opacity="0%" fo:language="en" fo:country="US" fo:font-weight="normal" officeooo:rsid="0173dc3c" officeooo:paragraph-rsid="0173dc3c" style:font-weight-asian="normal" style:font-weight-complex="normal"/>
    </style:style>
    <style:style style:name="P192" style:family="paragraph" style:parent-style-name="Standard">
      <style:text-properties style:use-window-font-color="true" loext:opacity="0%" fo:language="en" fo:country="US" fo:font-weight="normal" officeooo:rsid="0176abaa" officeooo:paragraph-rsid="0176abaa" style:font-weight-asian="normal" style:font-weight-complex="normal"/>
    </style:style>
    <style:style style:name="P193" style:family="paragraph" style:parent-style-name="Standard">
      <style:text-properties style:use-window-font-color="true" loext:opacity="0%" fo:language="en" fo:country="US" fo:font-weight="normal" officeooo:rsid="01792da4" officeooo:paragraph-rsid="01792da4" style:font-weight-asian="normal" style:font-weight-complex="normal"/>
    </style:style>
    <style:style style:name="P194" style:family="paragraph" style:parent-style-name="Standard">
      <style:text-properties style:use-window-font-color="true" loext:opacity="0%" fo:language="en" fo:country="US" fo:font-weight="normal" officeooo:rsid="017a06e2" officeooo:paragraph-rsid="017a06e2" style:font-weight-asian="normal" style:font-weight-complex="normal"/>
    </style:style>
    <style:style style:name="P195" style:family="paragraph" style:parent-style-name="Standard">
      <style:text-properties style:use-window-font-color="true" loext:opacity="0%" fo:language="en" fo:country="US" fo:font-weight="normal" officeooo:rsid="017a06e2" officeooo:paragraph-rsid="017bfc81" style:font-weight-asian="normal" style:font-weight-complex="normal"/>
    </style:style>
    <style:style style:name="P196" style:family="paragraph" style:parent-style-name="Standard">
      <style:text-properties style:use-window-font-color="true" loext:opacity="0%" fo:language="en" fo:country="US" fo:font-weight="normal" officeooo:rsid="017bfc81" officeooo:paragraph-rsid="017bfc81" style:font-weight-asian="normal" style:font-weight-complex="normal"/>
    </style:style>
    <style:style style:name="P197" style:family="paragraph" style:parent-style-name="Standard">
      <style:text-properties style:use-window-font-color="true" loext:opacity="0%" fo:language="en" fo:country="US" fo:font-weight="normal" officeooo:rsid="0183758b" officeooo:paragraph-rsid="0183758b" style:font-weight-asian="normal" style:font-weight-complex="normal"/>
    </style:style>
    <style:style style:name="P198" style:family="paragraph" style:parent-style-name="Standard">
      <style:text-properties style:use-window-font-color="true" loext:opacity="0%" fo:language="en" fo:country="US" fo:font-weight="normal" officeooo:rsid="0189cd1f" officeooo:paragraph-rsid="0189cd1f" style:font-weight-asian="normal" style:font-weight-complex="normal"/>
    </style:style>
    <style:style style:name="P199" style:family="paragraph" style:parent-style-name="Standard">
      <style:text-properties style:use-window-font-color="true" loext:opacity="0%" fo:language="en" fo:country="US" fo:font-weight="normal" officeooo:rsid="018b475d" officeooo:paragraph-rsid="018b475d" style:font-weight-asian="normal" style:font-weight-complex="normal"/>
    </style:style>
    <style:style style:name="P200" style:family="paragraph" style:parent-style-name="Standard">
      <style:text-properties style:use-window-font-color="true" loext:opacity="0%" fo:language="en" fo:country="US" fo:font-weight="normal" officeooo:rsid="018cd8c1" officeooo:paragraph-rsid="018cd8c1" style:font-weight-asian="normal" style:font-weight-complex="normal"/>
    </style:style>
    <style:style style:name="P201" style:family="paragraph" style:parent-style-name="Standard">
      <style:text-properties style:use-window-font-color="true" loext:opacity="0%" fo:language="en" fo:country="US" fo:font-weight="normal" officeooo:rsid="018d25f8" officeooo:paragraph-rsid="018d25f8" style:font-weight-asian="normal" style:font-weight-complex="normal"/>
    </style:style>
    <style:style style:name="P202" style:family="paragraph" style:parent-style-name="Standard">
      <style:text-properties officeooo:rsid="00743547" officeooo:paragraph-rsid="00743547"/>
    </style:style>
    <style:style style:name="P203" style:family="paragraph" style:parent-style-name="Standard">
      <style:text-properties officeooo:paragraph-rsid="007f9772"/>
    </style:style>
    <style:style style:name="P204" style:family="paragraph" style:parent-style-name="Standard">
      <style:text-properties officeooo:rsid="00787e80" officeooo:paragraph-rsid="00787e80"/>
    </style:style>
    <style:style style:name="P205" style:family="paragraph" style:parent-style-name="Standard">
      <style:text-properties officeooo:rsid="0084f53f" officeooo:paragraph-rsid="0084f53f"/>
    </style:style>
    <style:style style:name="P206" style:family="paragraph" style:parent-style-name="Standard">
      <style:text-properties fo:language="uk" fo:country="UA" fo:font-weight="bold" officeooo:rsid="00a2c739" officeooo:paragraph-rsid="00a2c739" style:font-weight-asian="bold" style:font-weight-complex="bold"/>
    </style:style>
    <style:style style:name="P207" style:family="paragraph" style:parent-style-name="Standard">
      <style:text-properties officeooo:rsid="00166d59" officeooo:paragraph-rsid="00166d59"/>
    </style:style>
    <style:style style:name="P208" style:family="paragraph" style:parent-style-name="Standard">
      <style:text-properties officeooo:rsid="011ac25d" officeooo:paragraph-rsid="011ac25d"/>
    </style:style>
    <style:style style:name="P209" style:family="paragraph" style:parent-style-name="Standard">
      <style:text-properties officeooo:rsid="011ac25d" officeooo:paragraph-rsid="011ff37d"/>
    </style:style>
    <style:style style:name="P210" style:family="paragraph" style:parent-style-name="Standard">
      <style:text-properties officeooo:rsid="011bae49" officeooo:paragraph-rsid="011bae49"/>
    </style:style>
    <style:style style:name="P211" style:family="paragraph" style:parent-style-name="Standard">
      <style:text-properties officeooo:rsid="011e5dd5" officeooo:paragraph-rsid="011e5dd5"/>
    </style:style>
    <style:style style:name="P212" style:family="paragraph" style:parent-style-name="Standard">
      <style:text-properties officeooo:rsid="011e72e2" officeooo:paragraph-rsid="011e72e2"/>
    </style:style>
    <style:style style:name="P213" style:family="paragraph" style:parent-style-name="Standard">
      <style:text-properties officeooo:rsid="011ff37d" officeooo:paragraph-rsid="011ff37d"/>
    </style:style>
    <style:style style:name="P214" style:family="paragraph" style:parent-style-name="Standard">
      <style:text-properties officeooo:rsid="012271e8" officeooo:paragraph-rsid="012271e8"/>
    </style:style>
    <style:style style:name="P215" style:family="paragraph" style:parent-style-name="Standard">
      <style:text-properties officeooo:rsid="01254198" officeooo:paragraph-rsid="01254198"/>
    </style:style>
    <style:style style:name="P216" style:family="paragraph" style:parent-style-name="Standard">
      <style:text-properties officeooo:rsid="012675cc" officeooo:paragraph-rsid="012675cc"/>
    </style:style>
    <style:style style:name="P217" style:family="paragraph" style:parent-style-name="Standard">
      <style:text-properties officeooo:rsid="01270be6" officeooo:paragraph-rsid="01270be6"/>
    </style:style>
    <style:style style:name="P218" style:family="paragraph" style:parent-style-name="Text_20_body">
      <style:paragraph-properties fo:margin-top="0in" fo:margin-bottom="0in" style:contextual-spacing="false"/>
      <style:text-properties officeooo:rsid="0122fc8f" officeooo:paragraph-rsid="0122fc8f"/>
    </style:style>
    <style:style style:name="P219" style:family="paragraph" style:parent-style-name="Text_20_body">
      <style:paragraph-properties fo:margin-top="0in" fo:margin-bottom="0in" style:contextual-spacing="false"/>
      <style:text-properties officeooo:rsid="0124c50c" officeooo:paragraph-rsid="0124c50c"/>
    </style:style>
    <style:style style:name="P220" style:family="paragraph" style:parent-style-name="Standard">
      <style:text-properties fo:color="#c9211e" loext:opacity="100%" fo:language="en" fo:country="US" fo:font-weight="bold" officeooo:rsid="01381c9c" officeooo:paragraph-rsid="013fbc52" style:font-weight-asian="bold" style:font-weight-complex="bold"/>
    </style:style>
    <style:style style:name="P221" style:family="paragraph" style:parent-style-name="Standard">
      <style:text-properties fo:color="#c9211e" loext:opacity="100%" fo:language="en" fo:country="US" fo:font-weight="normal" officeooo:rsid="017f21d3" officeooo:paragraph-rsid="017f21d3" style:font-weight-asian="normal" style:font-weight-complex="normal"/>
    </style:style>
    <style:style style:name="P222" style:family="paragraph" style:parent-style-name="Standard">
      <style:text-properties officeooo:rsid="015b8108" officeooo:paragraph-rsid="015b8108"/>
    </style:style>
    <style:style style:name="P223" style:family="paragraph" style:parent-style-name="Standard">
      <style:text-properties officeooo:rsid="015c2ad5" officeooo:paragraph-rsid="015c2ad5"/>
    </style:style>
    <style:style style:name="P224" style:family="paragraph" style:parent-style-name="Standard">
      <style:text-properties officeooo:rsid="015f5d01" officeooo:paragraph-rsid="015f5d01"/>
    </style:style>
    <style:style style:name="P225" style:family="paragraph" style:parent-style-name="Standard">
      <style:text-properties officeooo:rsid="0161177e" officeooo:paragraph-rsid="0161177e"/>
    </style:style>
    <style:style style:name="P226" style:family="paragraph" style:parent-style-name="Standard">
      <style:text-properties officeooo:paragraph-rsid="016ab3da"/>
    </style:style>
    <style:style style:name="P227" style:family="paragraph" style:parent-style-name="Standard">
      <style:text-properties officeooo:rsid="0191a7d9" officeooo:paragraph-rsid="0191a7d9"/>
    </style:style>
    <style:style style:name="P228" style:family="paragraph" style:parent-style-name="Text_20_body">
      <style:text-properties officeooo:rsid="004a302b" officeooo:paragraph-rsid="01966ce2"/>
    </style:style>
    <style:style style:name="P229" style:family="paragraph" style:parent-style-name="Heading_20_1">
      <style:text-properties officeooo:rsid="004a302b" officeooo:paragraph-rsid="004a302b"/>
    </style:style>
    <style:style style:name="P230" style:family="paragraph" style:parent-style-name="Heading_20_1">
      <style:text-properties fo:font-weight="bold" style:font-weight-asian="bold" style:font-weight-complex="bold"/>
    </style:style>
    <style:style style:name="P231" style:family="paragraph" style:parent-style-name="Heading_20_2">
      <style:text-properties fo:font-weight="normal" style:font-weight-asian="normal" style:font-weight-complex="normal"/>
    </style:style>
    <style:style style:name="P232" style:family="paragraph" style:parent-style-name="Heading_20_2">
      <style:text-properties fo:font-weight="bold" style:font-weight-asian="bold" style:font-weight-complex="bold"/>
    </style:style>
    <style:style style:name="P233" style:family="paragraph" style:parent-style-name="Heading_20_3">
      <style:text-properties officeooo:rsid="015e1490" officeooo:paragraph-rsid="015e1490"/>
    </style:style>
    <style:style style:name="P234" style:family="paragraph" style:parent-style-name="Heading_20_3">
      <style:text-properties officeooo:paragraph-rsid="015c2ad5"/>
    </style:style>
    <style:style style:name="P235" style:family="paragraph" style:parent-style-name="Heading_20_3">
      <style:text-properties fo:font-weight="bold" style:font-weight-asian="bold" style:font-weight-complex="bold"/>
    </style:style>
    <style:style style:name="P236" style:family="paragraph" style:parent-style-name="Heading_20_3">
      <style:text-properties officeooo:paragraph-rsid="018b8d3a"/>
    </style:style>
    <style:style style:name="P237" style:family="paragraph" style:parent-style-name="Heading_20_3">
      <style:text-properties officeooo:paragraph-rsid="016ead5b"/>
    </style:style>
    <style:style style:name="P238" style:family="paragraph" style:parent-style-name="Standard">
      <style:text-properties officeooo:rsid="01999692" officeooo:paragraph-rsid="01999692"/>
    </style:style>
    <style:style style:name="P239" style:family="paragraph" style:parent-style-name="Standard">
      <style:text-properties officeooo:rsid="01942f6d" officeooo:paragraph-rsid="01942f6d"/>
    </style:style>
    <style:style style:name="P240" style:family="paragraph" style:parent-style-name="Standard">
      <style:text-properties officeooo:rsid="0195d7af" officeooo:paragraph-rsid="0195d7af"/>
    </style:style>
    <style:style style:name="P241" style:family="paragraph" style:parent-style-name="Standard">
      <style:text-properties officeooo:rsid="019af763" officeooo:paragraph-rsid="019af7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bf9b" style:font-weight-asian="bold" style:font-weight-complex="bold"/>
    </style:style>
    <style:style style:name="T3" style:family="text">
      <style:text-properties fo:font-weight="bold" officeooo:rsid="0058db2f" style:font-weight-asian="bold" style:font-weight-complex="bold"/>
    </style:style>
    <style:style style:name="T4" style:family="text">
      <style:text-properties fo:font-weight="bold" officeooo:rsid="006952ec" style:font-weight-asian="bold" style:font-weight-complex="bold"/>
    </style:style>
    <style:style style:name="T5" style:family="text">
      <style:text-properties fo:font-weight="bold" officeooo:rsid="00696592" style:font-weight-asian="bold" style:font-weight-complex="bold"/>
    </style:style>
    <style:style style:name="T6" style:family="text">
      <style:text-properties fo:font-weight="bold" officeooo:rsid="0072893a" style:font-weight-asian="bold" style:font-weight-complex="bold"/>
    </style:style>
    <style:style style:name="T7" style:family="text">
      <style:text-properties fo:font-weight="bold" officeooo:rsid="00942e90" style:font-weight-asian="bold" style:font-weight-complex="bold"/>
    </style:style>
    <style:style style:name="T8" style:family="text">
      <style:text-properties fo:font-weight="bold" officeooo:rsid="0105617f" style:font-weight-asian="bold" style:font-weight-complex="bold"/>
    </style:style>
    <style:style style:name="T9" style:family="text">
      <style:text-properties fo:font-weight="bold" officeooo:rsid="011bae49" style:font-weight-asian="bold" style:font-weight-complex="bold"/>
    </style:style>
    <style:style style:name="T10" style:family="text">
      <style:text-properties fo:font-weight="bold" officeooo:rsid="014782fa" style:font-weight-asian="bold" style:font-weight-complex="bold"/>
    </style:style>
    <style:style style:name="T11" style:family="text">
      <style:text-properties fo:font-weight="bold" officeooo:rsid="014f3517" style:font-weight-asian="bold" style:font-weight-complex="bold"/>
    </style:style>
    <style:style style:name="T12" style:family="text">
      <style:text-properties fo:font-weight="bold" officeooo:rsid="0152ad35" style:font-weight-asian="bold" style:font-weight-complex="bold"/>
    </style:style>
    <style:style style:name="T13" style:family="text">
      <style:text-properties fo:font-weight="bold" officeooo:rsid="016c0123" style:font-weight-asian="bold" style:font-weight-complex="bold"/>
    </style:style>
    <style:style style:name="T14" style:family="text">
      <style:text-properties fo:font-weight="bold" officeooo:rsid="0184b6da" style:font-weight-asian="bold" style:font-weight-complex="bold"/>
    </style:style>
    <style:style style:name="T15" style:family="text">
      <style:text-properties fo:font-weight="bold" officeooo:rsid="019203bf" style:font-weight-asian="bold" style:font-weight-complex="bold"/>
    </style:style>
    <style:style style:name="T16" style:family="text">
      <style:text-properties fo:font-weight="bold" officeooo:rsid="01942f6d" style:font-weight-asian="bold" style:font-weight-complex="bold"/>
    </style:style>
    <style:style style:name="T17" style:family="text">
      <style:text-properties officeooo:rsid="0022ef16"/>
    </style:style>
    <style:style style:name="T18" style:family="text">
      <style:text-properties officeooo:rsid="0023dc1e"/>
    </style:style>
    <style:style style:name="T19" style:family="text">
      <style:text-properties officeooo:rsid="0028383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696592" style:font-weight-asian="normal" style:font-weight-complex="normal"/>
    </style:style>
    <style:style style:name="T22" style:family="text">
      <style:text-properties fo:font-weight="normal" officeooo:rsid="006daa56" style:font-weight-asian="normal" style:font-weight-complex="normal"/>
    </style:style>
    <style:style style:name="T23" style:family="text">
      <style:text-properties fo:font-weight="normal" officeooo:rsid="006f349d" style:font-weight-asian="normal" style:font-weight-complex="normal"/>
    </style:style>
    <style:style style:name="T24" style:family="text">
      <style:text-properties fo:font-weight="normal" officeooo:rsid="0088514f" style:font-weight-asian="normal" style:font-weight-complex="normal"/>
    </style:style>
    <style:style style:name="T25" style:family="text">
      <style:text-properties fo:font-weight="normal" officeooo:rsid="008cd7cc" style:font-weight-asian="normal" style:font-weight-complex="normal"/>
    </style:style>
    <style:style style:name="T26" style:family="text">
      <style:text-properties fo:font-weight="normal" officeooo:rsid="00910f7c" style:font-weight-asian="normal" style:font-weight-complex="normal"/>
    </style:style>
    <style:style style:name="T27" style:family="text">
      <style:text-properties fo:font-weight="normal" officeooo:rsid="0092a324" style:font-weight-asian="normal" style:font-weight-complex="normal"/>
    </style:style>
    <style:style style:name="T28" style:family="text">
      <style:text-properties fo:font-weight="normal" officeooo:rsid="0098a9d2" style:font-weight-asian="normal" style:font-weight-complex="normal"/>
    </style:style>
    <style:style style:name="T29" style:family="text">
      <style:text-properties fo:font-weight="normal" officeooo:rsid="009beeed" style:font-weight-asian="normal" style:font-weight-complex="normal"/>
    </style:style>
    <style:style style:name="T30" style:family="text">
      <style:text-properties fo:font-weight="normal" officeooo:rsid="009cf21c" style:font-weight-asian="normal" style:font-weight-complex="normal"/>
    </style:style>
    <style:style style:name="T31" style:family="text">
      <style:text-properties fo:font-weight="normal" officeooo:rsid="00a75c26" style:font-weight-asian="normal" style:font-weight-complex="normal"/>
    </style:style>
    <style:style style:name="T32" style:family="text">
      <style:text-properties fo:font-weight="normal" officeooo:rsid="00a7b74e" style:font-weight-asian="normal" style:font-weight-complex="normal"/>
    </style:style>
    <style:style style:name="T33" style:family="text">
      <style:text-properties fo:font-weight="normal" officeooo:rsid="00b0e90d" style:font-weight-asian="normal" style:font-weight-complex="normal"/>
    </style:style>
    <style:style style:name="T34" style:family="text">
      <style:text-properties fo:font-weight="normal" officeooo:rsid="00b1f2cd" style:font-weight-asian="normal" style:font-weight-complex="normal"/>
    </style:style>
    <style:style style:name="T35" style:family="text">
      <style:text-properties fo:font-weight="normal" officeooo:rsid="00b8b3fc" style:font-weight-asian="normal" style:font-weight-complex="normal"/>
    </style:style>
    <style:style style:name="T36" style:family="text">
      <style:text-properties fo:font-weight="normal" officeooo:rsid="00bc1e24" style:font-weight-asian="normal" style:font-weight-complex="normal"/>
    </style:style>
    <style:style style:name="T37" style:family="text">
      <style:text-properties fo:font-weight="normal" officeooo:rsid="00c34e29" style:font-weight-asian="normal" style:font-weight-complex="normal"/>
    </style:style>
    <style:style style:name="T38" style:family="text">
      <style:text-properties fo:font-weight="normal" officeooo:rsid="00c7cd0b" style:font-weight-asian="normal" style:font-weight-complex="normal"/>
    </style:style>
    <style:style style:name="T39" style:family="text">
      <style:text-properties fo:font-weight="normal" officeooo:rsid="00cee056" style:font-weight-asian="normal" style:font-weight-complex="normal"/>
    </style:style>
    <style:style style:name="T40" style:family="text">
      <style:text-properties fo:font-weight="normal" officeooo:rsid="00d0f9cc" style:font-weight-asian="normal" style:font-weight-complex="normal"/>
    </style:style>
    <style:style style:name="T41" style:family="text">
      <style:text-properties fo:font-weight="normal" officeooo:rsid="00d19592" style:font-weight-asian="normal" style:font-weight-complex="normal"/>
    </style:style>
    <style:style style:name="T42" style:family="text">
      <style:text-properties fo:font-weight="normal" officeooo:rsid="00d312da" style:font-weight-asian="normal" style:font-weight-complex="normal"/>
    </style:style>
    <style:style style:name="T43" style:family="text">
      <style:text-properties fo:font-weight="normal" officeooo:rsid="00d9a13f" style:font-weight-asian="normal" style:font-weight-complex="normal"/>
    </style:style>
    <style:style style:name="T44" style:family="text">
      <style:text-properties fo:font-weight="normal" officeooo:rsid="00ddf143" style:font-weight-asian="normal" style:font-weight-complex="normal"/>
    </style:style>
    <style:style style:name="T45" style:family="text">
      <style:text-properties fo:font-weight="normal" officeooo:rsid="00dfdc00" style:font-weight-asian="normal" style:font-weight-complex="normal"/>
    </style:style>
    <style:style style:name="T46" style:family="text">
      <style:text-properties fo:font-weight="normal" officeooo:rsid="00e4d63d" style:font-weight-asian="normal" style:font-weight-complex="normal"/>
    </style:style>
    <style:style style:name="T47" style:family="text">
      <style:text-properties fo:font-weight="normal" officeooo:rsid="00e629e6" style:font-weight-asian="normal" style:font-weight-complex="normal"/>
    </style:style>
    <style:style style:name="T48" style:family="text">
      <style:text-properties fo:font-weight="normal" officeooo:rsid="00e71f49" style:font-weight-asian="normal" style:font-weight-complex="normal"/>
    </style:style>
    <style:style style:name="T49" style:family="text">
      <style:text-properties fo:font-weight="normal" officeooo:rsid="00e73faa" style:font-weight-asian="normal" style:font-weight-complex="normal"/>
    </style:style>
    <style:style style:name="T50" style:family="text">
      <style:text-properties fo:font-weight="normal" officeooo:rsid="00e90bc0" style:font-weight-asian="normal" style:font-weight-complex="normal"/>
    </style:style>
    <style:style style:name="T51" style:family="text">
      <style:text-properties fo:font-weight="normal" officeooo:rsid="00e9f0f1" style:font-weight-asian="normal" style:font-weight-complex="normal"/>
    </style:style>
    <style:style style:name="T52" style:family="text">
      <style:text-properties fo:font-weight="normal" officeooo:rsid="00ee1027" style:font-weight-asian="normal" style:font-weight-complex="normal"/>
    </style:style>
    <style:style style:name="T53" style:family="text">
      <style:text-properties fo:font-weight="normal" officeooo:rsid="00efa6e2" style:font-weight-asian="normal" style:font-weight-complex="normal"/>
    </style:style>
    <style:style style:name="T54" style:family="text">
      <style:text-properties fo:font-weight="normal" officeooo:rsid="00f16804" style:font-weight-asian="normal" style:font-weight-complex="normal"/>
    </style:style>
    <style:style style:name="T55" style:family="text">
      <style:text-properties fo:font-weight="normal" officeooo:rsid="00f39d1e" style:font-weight-asian="normal" style:font-weight-complex="normal"/>
    </style:style>
    <style:style style:name="T56" style:family="text">
      <style:text-properties fo:font-weight="normal" officeooo:rsid="00f5d998" style:font-weight-asian="normal" style:font-weight-complex="normal"/>
    </style:style>
    <style:style style:name="T57" style:family="text">
      <style:text-properties fo:font-weight="normal" officeooo:rsid="00faf7e6" style:font-weight-asian="normal" style:font-weight-complex="normal"/>
    </style:style>
    <style:style style:name="T58" style:family="text">
      <style:text-properties fo:font-weight="normal" officeooo:rsid="00fcc855" style:font-weight-asian="normal" style:font-weight-complex="normal"/>
    </style:style>
    <style:style style:name="T59" style:family="text">
      <style:text-properties fo:font-weight="normal" officeooo:rsid="00fe656d" style:font-weight-asian="normal" style:font-weight-complex="normal"/>
    </style:style>
    <style:style style:name="T60" style:family="text">
      <style:text-properties fo:font-weight="normal" officeooo:rsid="0103f090" style:font-weight-asian="normal" style:font-weight-complex="normal"/>
    </style:style>
    <style:style style:name="T61" style:family="text">
      <style:text-properties fo:font-weight="normal" officeooo:rsid="010840fc" style:font-weight-asian="normal" style:font-weight-complex="normal"/>
    </style:style>
    <style:style style:name="T62" style:family="text">
      <style:text-properties fo:font-weight="normal" officeooo:rsid="010c55db" style:font-weight-asian="normal" style:font-weight-complex="normal"/>
    </style:style>
    <style:style style:name="T63" style:family="text">
      <style:text-properties fo:font-weight="normal" officeooo:rsid="010d808c" style:font-weight-asian="normal" style:font-weight-complex="normal"/>
    </style:style>
    <style:style style:name="T64" style:family="text">
      <style:text-properties fo:font-weight="normal" officeooo:rsid="0112ad36" style:font-weight-asian="normal" style:font-weight-complex="normal"/>
    </style:style>
    <style:style style:name="T65" style:family="text">
      <style:text-properties fo:font-weight="normal" officeooo:rsid="0113eb7b" style:font-weight-asian="normal" style:font-weight-complex="normal"/>
    </style:style>
    <style:style style:name="T66" style:family="text">
      <style:text-properties fo:font-weight="normal" officeooo:rsid="012bba4a" style:font-weight-asian="normal" style:font-weight-complex="normal"/>
    </style:style>
    <style:style style:name="T67" style:family="text">
      <style:text-properties fo:font-weight="normal" officeooo:rsid="012f6ef3" style:font-weight-asian="normal" style:font-weight-complex="normal"/>
    </style:style>
    <style:style style:name="T68" style:family="text">
      <style:text-properties fo:font-weight="normal" officeooo:rsid="01381c9c" style:font-weight-asian="normal" style:font-weight-complex="normal"/>
    </style:style>
    <style:style style:name="T69" style:family="text">
      <style:text-properties fo:font-weight="normal" officeooo:rsid="01397a2c" style:font-weight-asian="normal" style:font-weight-complex="normal"/>
    </style:style>
    <style:style style:name="T70" style:family="text">
      <style:text-properties fo:font-weight="normal" officeooo:rsid="013dded5" style:font-weight-asian="normal" style:font-weight-complex="normal"/>
    </style:style>
    <style:style style:name="T71" style:family="text">
      <style:text-properties fo:font-weight="normal" officeooo:rsid="014070fa" style:font-weight-asian="normal" style:font-weight-complex="normal"/>
    </style:style>
    <style:style style:name="T72" style:family="text">
      <style:text-properties fo:font-weight="normal" officeooo:rsid="0140e42f" style:font-weight-asian="normal" style:font-weight-complex="normal"/>
    </style:style>
    <style:style style:name="T73" style:family="text">
      <style:text-properties fo:font-weight="normal" officeooo:rsid="01429f0f" style:font-weight-asian="normal" style:font-weight-complex="normal"/>
    </style:style>
    <style:style style:name="T74" style:family="text">
      <style:text-properties fo:font-weight="normal" officeooo:rsid="01431d27" style:font-weight-asian="normal" style:font-weight-complex="normal"/>
    </style:style>
    <style:style style:name="T75" style:family="text">
      <style:text-properties fo:font-weight="normal" officeooo:rsid="0191a7d9" style:font-weight-asian="normal" style:font-weight-complex="normal"/>
    </style:style>
    <style:style style:name="T76" style:family="text">
      <style:text-properties fo:font-weight="normal" officeooo:rsid="0197e6c3" style:font-weight-asian="normal" style:font-weight-complex="normal"/>
    </style:style>
    <style:style style:name="T77" style:family="text">
      <style:text-properties officeooo:rsid="002a84d0"/>
    </style:style>
    <style:style style:name="T78" style:family="text">
      <style:text-properties officeooo:rsid="002cb925"/>
    </style:style>
    <style:style style:name="T79" style:family="text">
      <style:text-properties officeooo:rsid="002e984f"/>
    </style:style>
    <style:style style:name="T80" style:family="text">
      <style:text-properties officeooo:rsid="002fb6ce"/>
    </style:style>
    <style:style style:name="T81" style:family="text">
      <style:text-properties officeooo:rsid="0031b763"/>
    </style:style>
    <style:style style:name="T82" style:family="text">
      <style:text-properties officeooo:rsid="0032bf9b"/>
    </style:style>
    <style:style style:name="T83" style:family="text">
      <style:text-properties officeooo:rsid="0036d7c4"/>
    </style:style>
    <style:style style:name="T84" style:family="text">
      <style:text-properties officeooo:rsid="00405d83"/>
    </style:style>
    <style:style style:name="T85" style:family="text">
      <style:text-properties officeooo:rsid="0042e006"/>
    </style:style>
    <style:style style:name="T86" style:family="text">
      <style:text-properties officeooo:rsid="0044cdfc"/>
    </style:style>
    <style:style style:name="T87" style:family="text">
      <style:text-properties officeooo:rsid="00474f95"/>
    </style:style>
    <style:style style:name="T88" style:family="text">
      <style:text-properties fo:color="#c9211e" loext:opacity="100%"/>
    </style:style>
    <style:style style:name="T89" style:family="text">
      <style:text-properties fo:color="#c9211e" loext:opacity="100%" fo:font-weight="normal" officeooo:rsid="00e9f0f1" style:font-weight-asian="normal" style:font-weight-complex="normal"/>
    </style:style>
    <style:style style:name="T90" style:family="text">
      <style:text-properties fo:color="#c9211e" loext:opacity="100%" fo:font-weight="normal" officeooo:rsid="00ef9171" style:font-weight-asian="normal" style:font-weight-complex="normal"/>
    </style:style>
    <style:style style:name="T91" style:family="text">
      <style:text-properties fo:color="#c9211e" loext:opacity="100%" officeooo:rsid="013711eb"/>
    </style:style>
    <style:style style:name="T92" style:family="text">
      <style:text-properties fo:color="#c9211e" loext:opacity="100%" officeooo:rsid="01381c9c"/>
    </style:style>
    <style:style style:name="T93" style:family="text">
      <style:text-properties officeooo:rsid="004d7dab"/>
    </style:style>
    <style:style style:name="T94" style:family="text">
      <style:text-properties officeooo:rsid="00550dcb"/>
    </style:style>
    <style:style style:name="T95" style:family="text">
      <style:text-properties officeooo:rsid="00558da2"/>
    </style:style>
    <style:style style:name="T96" style:family="text">
      <style:text-properties officeooo:rsid="0058db2f"/>
    </style:style>
    <style:style style:name="T97" style:family="text">
      <style:text-properties officeooo:rsid="005a6352"/>
    </style:style>
    <style:style style:name="T98" style:family="text">
      <style:text-properties officeooo:rsid="00659c2a"/>
    </style:style>
    <style:style style:name="T99" style:family="text">
      <style:text-properties officeooo:rsid="0066358d"/>
    </style:style>
    <style:style style:name="T100" style:family="text">
      <style:text-properties officeooo:rsid="006952ec"/>
    </style:style>
    <style:style style:name="T101" style:family="text">
      <style:text-properties officeooo:rsid="00696592"/>
    </style:style>
    <style:style style:name="T102" style:family="text">
      <style:text-properties officeooo:rsid="0072893a"/>
    </style:style>
    <style:style style:name="T103" style:family="text">
      <style:text-properties officeooo:rsid="007c1f5a"/>
    </style:style>
    <style:style style:name="T104" style:family="text">
      <style:text-properties officeooo:rsid="007d9869"/>
    </style:style>
    <style:style style:name="T105" style:family="text">
      <style:text-properties officeooo:rsid="007f9772"/>
    </style:style>
    <style:style style:name="T106" style:family="text">
      <style:text-properties fo:language="en" fo:country="US"/>
    </style:style>
    <style:style style:name="T107" style:family="text">
      <style:text-properties fo:language="en" fo:country="US" fo:font-weight="normal" officeooo:rsid="007194ba" style:font-weight-asian="normal" style:font-weight-complex="normal"/>
    </style:style>
    <style:style style:name="T108" style:family="text">
      <style:text-properties fo:language="en" fo:country="US" fo:font-weight="normal" officeooo:rsid="0080fa21" style:font-weight-asian="normal" style:font-weight-complex="normal"/>
    </style:style>
    <style:style style:name="T109" style:family="text">
      <style:text-properties fo:language="en" fo:country="US" officeooo:rsid="018b8d3a"/>
    </style:style>
    <style:style style:name="T110" style:family="text">
      <style:text-properties fo:language="en" fo:country="US" officeooo:rsid="019bdd07"/>
    </style:style>
    <style:style style:name="T111" style:family="text">
      <style:text-properties fo:language="en" fo:country="US" fo:font-weight="bold" officeooo:rsid="019bdd07" style:font-weight-asian="bold" style:font-weight-complex="bold"/>
    </style:style>
    <style:style style:name="T112" style:family="text">
      <style:text-properties style:use-window-font-color="true" loext:opacity="0%" officeooo:rsid="008f5e5e"/>
    </style:style>
    <style:style style:name="T113" style:family="text">
      <style:text-properties style:use-window-font-color="true" loext:opacity="0%" officeooo:rsid="00901833"/>
    </style:style>
    <style:style style:name="T114" style:family="text">
      <style:text-properties style:use-window-font-color="true" loext:opacity="0%" fo:font-weight="normal" style:font-weight-asian="normal" style:font-weight-complex="normal"/>
    </style:style>
    <style:style style:name="T115" style:family="text">
      <style:text-properties style:use-window-font-color="true" loext:opacity="0%" fo:font-weight="normal" officeooo:rsid="00f77e7b" style:font-weight-asian="normal" style:font-weight-complex="normal"/>
    </style:style>
    <style:style style:name="T116" style:family="text">
      <style:text-properties style:use-window-font-color="true" loext:opacity="0%" officeooo:rsid="00f77e7b"/>
    </style:style>
    <style:style style:name="T117" style:family="text">
      <style:text-properties style:use-window-font-color="true" loext:opacity="0%" fo:language="en" fo:country="US" fo:font-weight="normal" officeooo:rsid="0174b091" style:font-weight-asian="normal" style:font-weight-complex="normal"/>
    </style:style>
    <style:style style:name="T118" style:family="text">
      <style:text-properties style:use-window-font-color="true" loext:opacity="0%" fo:language="en" fo:country="US" officeooo:rsid="0163898c"/>
    </style:style>
    <style:style style:name="T119" style:family="text">
      <style:text-properties officeooo:rsid="00942e90"/>
    </style:style>
    <style:style style:name="T120" style:family="text">
      <style:text-properties fo:language="uk" fo:country="UA" officeooo:rsid="00a2c739"/>
    </style:style>
    <style:style style:name="T121" style:family="text">
      <style:text-properties fo:language="uk" fo:country="UA" officeooo:rsid="00a19e7d"/>
    </style:style>
    <style:style style:name="T122" style:family="text">
      <style:text-properties fo:language="uk" fo:country="UA" fo:font-weight="bold" officeooo:rsid="00a19e7d" style:font-weight-asian="bold" style:font-weight-complex="bold"/>
    </style:style>
    <style:style style:name="T123" style:family="text">
      <style:text-properties fo:language="uk" fo:country="UA" fo:font-weight="bold" officeooo:rsid="00a2c739" style:font-weight-asian="bold" style:font-weight-complex="bold"/>
    </style:style>
    <style:style style:name="T124" style:family="text">
      <style:text-properties officeooo:rsid="00a33457"/>
    </style:style>
    <style:style style:name="T125" style:family="text">
      <style:text-properties officeooo:rsid="00a75c26"/>
    </style:style>
    <style:style style:name="T126" style:family="text">
      <style:text-properties officeooo:rsid="00b0e90d"/>
    </style:style>
    <style:style style:name="T127" style:family="text">
      <style:text-properties officeooo:rsid="00bdc267"/>
    </style:style>
    <style:style style:name="T128" style:family="text">
      <style:text-properties officeooo:rsid="00c7cd0b"/>
    </style:style>
    <style:style style:name="T129" style:family="text">
      <style:text-properties officeooo:rsid="00cee056"/>
    </style:style>
    <style:style style:name="T130" style:family="text">
      <style:text-properties officeooo:rsid="00d19592"/>
    </style:style>
    <style:style style:name="T131" style:family="text">
      <style:text-properties officeooo:rsid="00d312da"/>
    </style:style>
    <style:style style:name="T132" style:family="text">
      <style:text-properties officeooo:rsid="00d9a13f"/>
    </style:style>
    <style:style style:name="T133" style:family="text">
      <style:text-properties officeooo:rsid="00e4d63d"/>
    </style:style>
    <style:style style:name="T134" style:family="text">
      <style:text-properties officeooo:rsid="00e629e6"/>
    </style:style>
    <style:style style:name="T135" style:family="text">
      <style:text-properties officeooo:rsid="00e71f49"/>
    </style:style>
    <style:style style:name="T136" style:family="text">
      <style:text-properties officeooo:rsid="00ee1027"/>
    </style:style>
    <style:style style:name="T137" style:family="text">
      <style:text-properties officeooo:rsid="00ef9171"/>
    </style:style>
    <style:style style:name="T138" style:family="text">
      <style:text-properties officeooo:rsid="00efa6e2"/>
    </style:style>
    <style:style style:name="T139" style:family="text">
      <style:text-properties officeooo:rsid="00efce51"/>
    </style:style>
    <style:style style:name="T140" style:family="text">
      <style:text-properties officeooo:rsid="00f16804"/>
    </style:style>
    <style:style style:name="T141" style:family="text">
      <style:text-properties officeooo:rsid="00f39d1e"/>
    </style:style>
    <style:style style:name="T142" style:family="text">
      <style:text-properties officeooo:rsid="00faf7e6"/>
    </style:style>
    <style:style style:name="T143" style:family="text">
      <style:text-properties officeooo:rsid="00fe656d"/>
    </style:style>
    <style:style style:name="T144" style:family="text">
      <style:text-properties officeooo:rsid="0103f090"/>
    </style:style>
    <style:style style:name="T145" style:family="text">
      <style:text-properties officeooo:rsid="0105617f"/>
    </style:style>
    <style:style style:name="T146" style:family="text">
      <style:text-properties officeooo:rsid="0106c10e"/>
    </style:style>
    <style:style style:name="T147" style:family="text">
      <style:text-properties officeooo:rsid="010840fc"/>
    </style:style>
    <style:style style:name="T148" style:family="text">
      <style:text-properties officeooo:rsid="010d808c"/>
    </style:style>
    <style:style style:name="T149" style:family="text">
      <style:text-properties officeooo:rsid="011bae49"/>
    </style:style>
    <style:style style:name="T150" style:family="text">
      <style:text-properties officeooo:rsid="011da97a"/>
    </style:style>
    <style:style style:name="T151" style:family="text">
      <style:text-properties officeooo:rsid="0122fc8f"/>
    </style:style>
    <style:style style:name="T152" style:family="text">
      <style:text-properties officeooo:rsid="0124c50c"/>
    </style:style>
    <style:style style:name="T153" style:family="text">
      <style:text-properties officeooo:rsid="01270be6"/>
    </style:style>
    <style:style style:name="T154" style:family="text">
      <style:text-properties officeooo:rsid="0113eb7b"/>
    </style:style>
    <style:style style:name="T155" style:family="text">
      <style:text-properties officeooo:rsid="01332ec6"/>
    </style:style>
    <style:style style:name="T156" style:family="text">
      <style:text-properties officeooo:rsid="01397a2c"/>
    </style:style>
    <style:style style:name="T157" style:family="text">
      <style:text-properties officeooo:rsid="012bba4a"/>
    </style:style>
    <style:style style:name="T158" style:family="text">
      <style:text-properties officeooo:rsid="0148f6c6"/>
    </style:style>
    <style:style style:name="T159" style:family="text">
      <style:text-properties officeooo:rsid="014a7560"/>
    </style:style>
    <style:style style:name="T160" style:family="text">
      <style:text-properties officeooo:rsid="014b25d2"/>
    </style:style>
    <style:style style:name="T161" style:family="text">
      <style:text-properties officeooo:rsid="014f3517"/>
    </style:style>
    <style:style style:name="T162" style:family="text">
      <style:text-properties officeooo:rsid="0150786a"/>
    </style:style>
    <style:style style:name="T163" style:family="text">
      <style:text-properties officeooo:rsid="0152ad35"/>
    </style:style>
    <style:style style:name="T164" style:family="text">
      <style:text-properties officeooo:rsid="0158ec0f"/>
    </style:style>
    <style:style style:name="T165" style:family="text">
      <style:text-properties officeooo:rsid="015a41e1"/>
    </style:style>
    <style:style style:name="T166" style:family="text">
      <style:text-properties officeooo:rsid="015b5984"/>
    </style:style>
    <style:style style:name="T167" style:family="text">
      <style:text-properties officeooo:rsid="015b8108"/>
    </style:style>
    <style:style style:name="T168" style:family="text">
      <style:text-properties officeooo:rsid="015c2ad5"/>
    </style:style>
    <style:style style:name="T169" style:family="text">
      <style:text-properties officeooo:rsid="0161177e"/>
    </style:style>
    <style:style style:name="T170" style:family="text">
      <style:text-properties officeooo:rsid="0166c382"/>
    </style:style>
    <style:style style:name="T171" style:family="text">
      <style:text-properties officeooo:rsid="016d27c1"/>
    </style:style>
    <style:style style:name="T172" style:family="text">
      <style:text-properties officeooo:rsid="016d6bb2"/>
    </style:style>
    <style:style style:name="T173" style:family="text">
      <style:text-properties officeooo:rsid="016ddf45"/>
    </style:style>
    <style:style style:name="T174" style:family="text">
      <style:text-properties officeooo:rsid="016ead5b"/>
    </style:style>
    <style:style style:name="T175" style:family="text">
      <style:text-properties officeooo:rsid="01749b97"/>
    </style:style>
    <style:style style:name="T176" style:family="text">
      <style:text-properties officeooo:rsid="0174b091"/>
    </style:style>
    <style:style style:name="T177" style:family="text">
      <style:text-properties officeooo:rsid="017836b1"/>
    </style:style>
    <style:style style:name="T178" style:family="text">
      <style:text-properties officeooo:rsid="01792da4"/>
    </style:style>
    <style:style style:name="T179" style:family="text">
      <style:text-properties officeooo:rsid="017a06e2"/>
    </style:style>
    <style:style style:name="T180" style:family="text">
      <style:text-properties officeooo:rsid="017bfc81"/>
    </style:style>
    <style:style style:name="T181" style:family="text">
      <style:text-properties officeooo:rsid="0181203d"/>
    </style:style>
    <style:style style:name="T182" style:family="text">
      <style:text-properties officeooo:rsid="0181d1dc"/>
    </style:style>
    <style:style style:name="T183" style:family="text">
      <style:text-properties officeooo:rsid="0182ee97"/>
    </style:style>
    <style:style style:name="T184" style:family="text">
      <style:text-properties officeooo:rsid="0184828f"/>
    </style:style>
    <style:style style:name="T185" style:family="text">
      <style:text-properties officeooo:rsid="0184b6da"/>
    </style:style>
    <style:style style:name="T186" style:family="text">
      <style:text-properties officeooo:rsid="018619df"/>
    </style:style>
    <style:style style:name="T187" style:family="text">
      <style:text-properties officeooo:rsid="0187fcac"/>
    </style:style>
    <style:style style:name="T188" style:family="text">
      <style:text-properties officeooo:rsid="018b475d"/>
    </style:style>
    <style:style style:name="T189" style:family="text">
      <style:text-properties officeooo:rsid="018b8d3a"/>
    </style:style>
    <style:style style:name="T190" style:family="text">
      <style:text-properties officeooo:rsid="018bb0e4"/>
    </style:style>
    <style:style style:name="T191" style:family="text">
      <style:text-properties officeooo:rsid="018d2aef"/>
    </style:style>
    <style:style style:name="T192" style:family="text">
      <style:text-properties officeooo:rsid="018e55ca"/>
    </style:style>
    <style:style style:name="T193" style:family="text">
      <style:text-properties officeooo:rsid="018f1166"/>
    </style:style>
    <style:style style:name="T194" style:family="text">
      <style:text-properties officeooo:rsid="019203bf"/>
    </style:style>
    <style:style style:name="T195" style:family="text">
      <style:text-properties officeooo:rsid="01926236"/>
    </style:style>
    <style:style style:name="T196" style:family="text">
      <style:text-properties officeooo:rsid="01942f6d"/>
    </style:style>
    <style:style style:name="T197" style:family="text">
      <style:text-properties officeooo:rsid="01966ce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 in alternative function mode stays tri-state till peripheral is enabled.</text:p>
      <text:p text:style-name="P207">Peripheral does not force own push-pull/open-drain config for output.</text:p>
      <text:p text:style-name="P207"/>
      <text:h text:style-name="Heading_20_1" text:outline-level="1"><text:span text:style-name="T151">M</text:span>emory <text:span text:style-name="T151">types and attributes</text:span></text:h>
      <text:p text:style-name="P136">Types</text:p>
      <text:p text:style-name="P218">Normal – access may be reordered</text:p>
      <text:p text:style-name="P218">Device – ‘<text:span text:style-name="T152">happens after</text:span>’ <text:span text:style-name="T152">is guaranteed relatively to transactions to</text:span> Device <text:span text:style-name="T152">and</text:span> <text:span text:style-name="T152">Strongly-ordered memories.</text:span></text:p>
      <text:p text:style-name="P219">Strongly-ordered – ‘happens after’ is guaranteed relatively to all memory types.</text:p>
      <text:p text:style-name="P211"/>
      <text:p text:style-name="P211">Applicable for some advanced cores.</text:p>
      <text:p text:style-name="P211"><text:span text:style-name="T1">Shareability domain</text:span> – is part of memory for which read/write sequence is predictable(writes to diff. domains may actually complete in a different order, than in a program)</text:p>
      <text:h text:style-name="Heading_20_1" text:outline-level="1">Some Cortex Commands</text:h>
      <text:p text:style-name="P208">ISB(instruction sync. barrier) – resets prefetch buffer of FLASH, so next instr. will be read again(<text:span text:style-name="T1">and new setting of “memory management unit” will be applied to this and next instructions</text:span>).</text:p>
      <text:p text:style-name="P208"/>
      <text:p text:style-name="P208">DMB(data memory barrier) – all writes(some of them were buffered/cached) before this instr. will be visible to all masters in a system(<text:span text:style-name="T1">buffered data is actually flushed to memory</text:span>) <text:span text:style-name="T149">before next data access instruction(</text:span><text:span text:style-name="T9">execution is not blocked if several next instructions do not access memory</text:span><text:span text:style-name="T149">).</text:span></text:p>
      <text:p text:style-name="P208"/>
      <text:p text:style-name="P210">DSB(data sync. barrier) – similar to DMB, <text:span text:style-name="T150">but core is blocked till sync. is completed.</text:span></text:p>
      <text:p text:style-name="P210"/>
      <text:p text:style-name="P212">LDREX, STREX – exclusive “load”(closes exclusive monitor) and “store”(opens monitor). STREX stores and returns 0 only if exclusive monitor is “closed”, otherwise – returns 1.</text:p>
      <text:p text:style-name="P212"/>
      <text:h text:style-name="Heading_20_1" text:outline-level="1">Useful Cortex registers</text:h>
      <text:p text:style-name="P213">PRIMASK – contains flag which disables<text:span text:style-name="T192">(if 1)</text:span> interrupts with configurable priority</text:p>
      <text:p text:style-name="P213">FAULTMASK – contains flag which disables <text:span text:style-name="T1">all interrupts</text:span><text:span text:style-name="T75">(yes all)</text:span> except non-maskable.</text:p>
      <text:p text:style-name="P227">CONTROL – shows what stack pointer is used(main/process), defines privilege of Thread mode(norm. exec. - not IRQ handler).</text:p>
      <text:p text:style-name="P227">B<text:span text:style-name="T194">ASEPRI – sets min. IRQ prio. which may be served – only </text:span><text:span text:style-name="T15">strictly</text:span><text:span text:style-name="T194"> more priority may be served. </text:span><text:span text:style-name="T195">Value 0 – has no effect. Do not forget to shift left value if priorities are 8bit in your system.</text:span></text:p>
      <text:p text:style-name="P240">IPSR – what is executing now, for example: 0 – Thread mode, … 5 – BusFault handler, … 16 – IRQn handler.</text:p>
      <text:p text:style-name="P241">VTOR – address of ISR-vector table(actually offset but relative to 0x0). Spec. says that bit29 indicates, that table in SRAM – don’t <text:span text:style-name="T106">care, 1&lt;&lt;29 is a start of SRAM. </text:span><text:span text:style-name="T110">Value for MSP is also a part of vector-table. </text:span><text:span text:style-name="T111">About alignment</text:span><text:span text:style-name="T110">: if N is a size of your vector table(in words), take next M(in words) which is power of 2, your vector-table address should be M-aligned.</text:span></text:p>
      <text:h text:style-name="Heading_20_1" text:outline-level="1"><text:soft-page-break/>Cortex stacks</text:h>
      <text:p text:style-name="P227">IRQ handlers always use main stack – <text:span text:style-name="T195">writes to CONTROL.SPSEL has no effect. Thread may use either main(by default) or process stack - </text:span><text:span text:style-name="T16">it is not connected with thread privilege mode,</text:span><text:span text:style-name="T196"> priviledge mode allows/restricts writes to some registers and commands.</text:span></text:p>
      <text:p text:style-name="P239">On IRQ return – hardware sets correct stack for Thread. </text:p>
      <text:p text:style-name="P238">Register SP is like alias for MSP or PSP – depending which stack is currently used.</text:p>
      <text:p text:style-name="P238">Stack pointer decrements before push – so points to last stored value.</text:p>
      <text:p text:style-name="P213"/>
      <text:h text:style-name="Heading_20_1" text:outline-level="1">NVIC</text:h>
      <text:p text:style-name="P214"><text:span text:style-name="T1">Interrupt also becomes pending</text:span> if interrupt signal is high, and this interrupt is not enabled by NVIC.</text:p>
      <text:p text:style-name="P214"/>
      <text:h text:style-name="Heading_20_1" text:outline-level="1">SysTick</text:h>
      <text:p text:style-name="P215">24 bit wide. Counts down from SYST_RVR to 0. <text:span text:style-name="T1">Does not</text:span> down-count if halted for debugging.</text:p>
      <text:p text:style-name="P215">Interrupt(which may be enabled/disabled) is generated during 1→0 transition(interrupt routine may read 0 if SysTick is sufficiently prescaled).</text:p>
      <text:p text:style-name="P216">Any write to CVR(Current value register) – clears this register<text:span text:style-name="T153">(and COUNTFLAG in ‘control reg.’)</text:span>.</text:p>
      <text:p text:style-name="P217">Registers. CSR – control and status, RVR – reload value, CVR – current value, CALIB – contains value for RVR(and flag that it exists) to get 10ms period.</text:p>
      <text:p text:style-name="P209"/>
      <text:h text:style-name="Heading_20_1" text:outline-level="1">PWR</text:h>
      <text:p text:style-name="P130"><text:span text:style-name="T1">POR</text:span> – power-on reset, <text:span text:style-name="T1">PDR</text:span> – power-down reset.</text:p>
      <text:p text:style-name="P131"><text:span text:style-name="T1">BOR</text:span> – brownout reset; allows to redefine(via option bytes) VDD ranges when device is not in reset.</text:p>
      <text:p text:style-name="P127">Optional PDR_ON pin allows to disable internal POR/BOR.</text:p>
      <text:p text:style-name="P128">Optional BYPASS_REG pin allows to disable internal regulator.</text:p>
      <text:p text:style-name="P129"><text:span text:style-name="T1">PVD</text:span> – programmable<text:span text:style-name="T18">(some PWR register)</text:span> voltage detector; <text:span text:style-name="T17">connected to one of EXTI lines so </text:span>may invoke interrupt if VDD/VDDA are out of desired range.</text:p>
      <text:p text:style-name="P135">Enable clock in RCC prior using.</text:p>
      <text:p text:style-name="P129"/>
      <text:p text:style-name="P134">Enabling overdrive:</text:p>
      <text:p text:style-name="P132">1) ensure, that sysclock is HSI or HSE.</text:p>
      <text:p text:style-name="P132">2) enable overdrive(ODEN) → wait overdrive to be enabled(ODRDY)</text:p>
      <text:p text:style-name="P132">3) switch to overdrive(ODSWEN) → wait for switching to be ready(<text:span text:style-name="T19">ODSWRDY</text:span>)</text:p>
      <text:p text:style-name="P132"/>
      <text:p text:style-name="P4">Changing “voltage scale”:</text:p>
      <text:p text:style-name="P3">1) ensure that PLL is of</text:p>
      <text:p text:style-name="P133">2) change VOS[] → VOSRDY will rise <text:span text:style-name="T1">after enabling PLL</text:span></text:p>
      <text:h text:style-name="Heading_20_1" text:outline-level="1">Clock control</text:h>
      <text:p text:style-name="P139"><text:span text:style-name="T20">If </text:span><text:span text:style-name="T1">CSS</text:span> is enabled and external clock fails – non-maskable int. is generated and some timers receive “break” signal. Interrupt should be cleared by writing CSSC in RCC_CIR.</text:p>
      <text:h text:style-name="P229" text:outline-level="1" text:is-list-header="true"><text:soft-page-break/>EXTI</text:h>
      <text:p text:style-name="P228">Pin from what port to use is selected in SYSCFG(enable it’s clock) <text:span text:style-name="T197">or AFIO</text:span>(enable it’s clock)</text:p>
      <text:p text:style-name="P140">Clear pending flag by writing 1 in EXTI→PR.</text:p>
      <text:p text:style-name="P141">Generate interrupt by software using EXTI→SWIER.</text:p>
      <text:h text:style-name="Heading_20_1" text:outline-level="1">SPI</text:h>
      <text:p text:style-name="P116">Disabling SPI(SPE=0) while exchange does not immediately stop it – exchange will be finished, check BSY flag.</text:p>
      <text:p text:style-name="P2">In bidirectional mode, while transmitting RXNE flag does not rise(and RX FIFO stays empty).</text:p>
      <text:p text:style-name="P125">RXNE is rised in 1 SPI clock cycle after dataframe is received.</text:p>
      <text:p text:style-name="P126">TXE is rised when TX FIFO level is &lt;=0.5 of it’s capacity.</text:p>
      <text:p text:style-name="P60"/>
      <text:p text:style-name="P5">Motorola mode</text:p>
      <text:p text:style-name="P61">NSS encloses <text:span text:style-name="T78">each dataframe</text:span> if capture <text:span text:style-name="T80">data</text:span> on 1-st <text:span text:style-name="T80">clock</text:span> edge(CPHA=0, <text:span text:style-name="T79">any CPOL</text:span>). <text:span text:style-name="T77">In bidir. mode, </text:span><text:span text:style-name="T81">while last byte receiving</text:span><text:span text:style-name="T83">(SPE is already 0)</text:span><text:span text:style-name="T77"> NSS </text:span><text:span text:style-name="T81">is released </text:span><text:span text:style-name="T82">on last bit </text:span><text:span text:style-name="T83">capturing </text:span><text:span text:style-name="T82">edge – </text:span><text:span text:style-name="T2">it’s a bug</text:span><text:span text:style-name="T82">.</text:span></text:p>
      <text:p text:style-name="P66">Otherwise NSS is just forced low after SPI is enabled.</text:p>
      <text:p text:style-name="P62">MISO of non-selected slave is HiZ.</text:p>
      <text:p text:style-name="P62"/>
      <text:p text:style-name="P67">Some interrupt flags are cleared by reading SR, <text:span text:style-name="T88">other by reading sequence??</text:span></text:p>
      <text:p text:style-name="P67"><text:span text:style-name="T88"/></text:p>
      <text:p text:style-name="P142">Notice about HAL driver</text:p>
      <text:p text:style-name="P152">SPI is enabled(and pins are driven by SPI) after first HAL_SPI_Transmit/Receive() call.</text:p>
      <text:p text:style-name="P62"/>
      <text:h text:style-name="Heading_20_1" text:outline-level="1">Timer</text:h>
      <text:p text:style-name="P63">“Prescaler register” is buffered.</text:p>
      <text:p text:style-name="P63">“Auto-reload register” is buffered if ARPE=1.</text:p>
      <text:p text:style-name="P63">“<text:span text:style-name="T84">Repetition counter</text:span>” <text:span text:style-name="T84">is buffered.</text:span></text:p>
      <text:p text:style-name="P65">In up/down mode <text:span text:style-name="T20">update is generated</text:span> after “counter” equal<text:span text:style-name="T87">s</text:span> 0/”auto-reload” again.</text:p>
      <text:p text:style-name="P65">In center-aligned mode update is generated when counter equal 0 and “auto-reload”.</text:p>
      <text:p text:style-name="P64"><text:span text:style-name="T98">C</text:span>lear interrupt flags <text:span text:style-name="T85">in SR </text:span><text:span text:style-name="T86">by writing 0, </text:span><text:span text:style-name="T98">except CCxIF – read CCRx </text:span><text:span text:style-name="T99">or write 0</text:span><text:span text:style-name="T98">.</text:span></text:p>
      <text:p text:style-name="P69"/>
      <text:h text:style-name="Heading_20_2" text:outline-level="2">Output capture</text:h>
      <text:p text:style-name="P70">Timer controls pins after CCxE is set<text:span text:style-name="T93">(even with disabled counter: CEN=0)</text:span>.</text:p>
      <text:p text:style-name="P72">“Capture compare register”(CCRx) <text:span text:style-name="T94">are preloaded</text:span> if OCxPE=1(in CCMRx).</text:p>
      <text:p text:style-name="P73">CCxE, CCxNE, OCxM (channel enables and mode selector) are preloaded if CCPC=1(in CR2), CCUS(in CR2) defines when new <text:span text:style-name="T95">values take effect.</text:span></text:p>
      <text:p text:style-name="P73"/>
      <text:p text:style-name="P75"><text:span text:style-name="T1">Outputs are configured by</text:span> </text:p>
      <text:p text:style-name="P75">“<text:span text:style-name="T96">off-state selection</text:span>” <text:span text:style-name="T96">in </text:span><text:span text:style-name="T3">run</text:span><text:span text:style-name="T96"> mode(OSSR in BDTR) – push-pull/tri-state if channel in “inactive” state.</text:span></text:p>
      <text:p text:style-name="P75">“<text:span text:style-name="T96">off-state selection</text:span>” <text:span text:style-name="T96">in </text:span><text:span text:style-name="T3">idle</text:span><text:span text:style-name="T96"> mode(OSSI in BDTR) – push-pull/tri-state if channel in “inactive” state.</text:span></text:p>
      <text:p text:style-name="P75">“polarity” bits(CCxP in CCER) – <text:span text:style-name="T96">channel’s </text:span>“<text:span text:style-name="T96">active</text:span>” <text:span text:style-name="T96">state is 1 or 0(see OSSR above), in run mode.</text:span></text:p>
      <text:p text:style-name="P75">“idle state” bits(OISx in CR2) – <text:span text:style-name="T96">channel’s state in idle mode.</text:span></text:p>
      <text:p text:style-name="P74"><text:soft-page-break/>“<text:span text:style-name="T1">Idle </text:span><text:span text:style-name="T3">mode</text:span>” – when “main output enable”(MOE) = 0, “<text:span text:style-name="T3">run mode</text:span>” – <text:span text:style-name="T96">MOE=1.</text:span></text:p>
      <text:p text:style-name="P74"/>
      <text:p text:style-name="P7"><text:span text:style-name="T97">B</text:span>reak function</text:p>
      <text:p text:style-name="P112">There is separate “break input”(may be mapped to pin) with conf. polarity and filtering. It resets MOE(“main output enable”). MOE may be set again automatically if AOE = 1(in BDTR, <text:span text:style-name="T1">on next update event</text:span><text:span text:style-name="T20"> if break is not active</text:span>).</text:p>
      <text:p text:style-name="P113">Write to “Break enable”(BKE) and “break polarity”(BKP) <text:span text:style-name="T1">takes 2 APBx clocks</text:span>.</text:p>
      <text:p text:style-name="P114">Sometimes break <text:span text:style-name="T1">may be enabled only when</text:span> OSSI=OSSR=1, check datasheet.</text:p>
      <text:p text:style-name="P119">It is possible to <text:span text:style-name="T1">force OCxREF low by “external trigger” pin</text:span> – use OCxCE from CCMRx.</text:p>
      <text:p text:style-name="P71"/>
      <text:h text:style-name="Heading_20_2" text:outline-level="2">Input compare</text:h>
      <text:p text:style-name="P115"/>
      <text:p text:style-name="P60"/>
      <text:p text:style-name="P6">Notice about HAL</text:p>
      <text:p text:style-name="P68">Output compare channels are driven by timer(and CCxE=1) after first HAL_TIM_OC_Start() call.</text:p>
      <text:p text:style-name="P68"/>
      <text:h text:style-name="Heading_20_1" text:outline-level="1">USART</text:h>
      <text:p text:style-name="P203">“<text:span text:style-name="T1">Idle character</text:span>” – all 1 <text:span text:style-name="T103">including</text:span> <text:span text:style-name="T103">start-bit(yes, line is driven high) </text:span>opt. parity bit <text:span text:style-name="T103">and</text:span> <text:span text:style-name="T102">stop-bits. </text:span><text:span text:style-name="T103">It is just line, which does not transmit anything. </text:span><text:span text:style-name="T105">You may detect, that line is idle by checking flag IDLE, interrupt may be invoked if </text:span><text:span text:style-name="T107">IDLEIE=1. </text:span><text:span text:style-name="T108">IDLE is set only once during long line idle – after it first detected after some transmission(or receiver enabling).</text:span></text:p>
      <text:p text:style-name="P203"><text:span text:style-name="T108"/></text:p>
      <text:p text:style-name="Standard">“<text:span text:style-name="T6">Break character</text:span>” – <text:span text:style-name="T102">all 0 including opt. parity bit and stop-bits(yes, line is driven low during stop-bits) </text:span><text:span text:style-name="T104">+ extra</text:span><text:span text:style-name="T102"> 2 valid stop-bits(exactly 2 despite configuration). </text:span><text:span text:style-name="T105">Receiver treats it as frame error.</text:span></text:p>
      <text:p text:style-name="P202"/>
      <text:p text:style-name="P202">Data frame length(M[] in CR1) – also includes optional parity bit(M=00 → length=8 data-bits or 7 data-bits + 1 parity bit).</text:p>
      <text:p text:style-name="P204">TXE(TX empty), RXNE(RX not-empty) – trigger interrupt if TXEIE=1, RXNEIE=1 <text:span text:style-name="T1">despite of</text:span> TE(transmitter enable), RE(receiver enable), UE(uart enable).</text:p>
      <text:p text:style-name="P204"/>
      <text:p text:style-name="P205"><text:span text:style-name="T1">Half-duplex</text:span>. Set HDSEL(in CR3) and conf. TX in open-drain(RX not used). If there is something to transmit(in TDR) - TX becomes output and sends, during all other time – it receives.</text:p>
      <text:h text:style-name="P231" text:outline-level="2">Transmitting</text:h>
      <text:p text:style-name="P121">UART controls pin after TE=1.</text:p>
      <text:p text:style-name="P122">First data transmission after TE=1 starts in 1 idle character.</text:p>
      <text:p text:style-name="P117">Disabling TX(TE=0) while transmission corrupts dataframe.</text:p>
      <text:p text:style-name="P118">Flag TXE means, that something may be written to TDR(transfer data register), transmission of prev. data frame may be ongoing at this moment<text:span text:style-name="T100">(</text:span><text:span text:style-name="T4">shift reg.</text:span><text:span text:style-name="T100"> still contains something)</text:span>.</text:p>
      <text:p text:style-name="P118">Flag TC (transfer completed) <text:span text:style-name="T100">rises when both TDR and shift. reg. are empty – </text:span><text:span text:style-name="T101">all is transferred </text:span><text:span text:style-name="T5">including stop bits</text:span><text:span text:style-name="T21">, it’s safe to disable UART now.</text:span></text:p>
      <text:h text:style-name="Heading_20_2" text:outline-level="2"><text:soft-page-break/><text:span text:style-name="T21">R</text:span><text:span text:style-name="T20">eceiving</text:span></text:h>
      <text:p text:style-name="P76">In case of 2 stop-bits – duration of 2nd is not checked(can not cause frame error), RXNE is raised after 1st stop-bit.</text:p>
      <text:p text:style-name="P76"/>
      <text:p text:style-name="P77"><text:span text:style-name="T1">Receiver may detect, that transmitter stuck</text:span> by using “receiver timeout” feature. Enable feature by RTOEN=1(in CR2), enable it’s interrupt by RTOIE=1(in CR1), check it’s flag RTOF(in ISR).</text:p>
      <text:p text:style-name="P76"/>
      <text:p text:style-name="P8">Flags</text:p>
      <text:p text:style-name="P120"><text:span text:style-name="T20">NF(Noise flag) – line is noisy(</text:span><text:span text:style-name="T23">3 </text:span><text:span text:style-name="T22">middle samples are not-equal</text:span><text:span text:style-name="T20">), clear by writing 1 in NFCF(in ICR).</text:span></text:p>
      <text:p text:style-name="P78">ORE(Over-run flag) – clear by writing 1 in ORECF(in ICR)</text:p>
      <text:p text:style-name="P123">FE(Frame error) - something wrong with start/stop bits, clear via ICR.</text:p>
      <text:p text:style-name="P123"/>
      <text:p text:style-name="P9">Notice about HAL</text:p>
      <text:p text:style-name="P124">Good enough. There is method to receive till idle char.</text:p>
      <text:p text:style-name="P124"/>
      <text:h text:style-name="Heading_20_1" text:outline-level="1">DMA</text:h>
      <text:p text:style-name="P79">In mem-to-mem mode – source is SxPAR. <text:span text:style-name="T7">Direct mode</text:span><text:span text:style-name="T119"> is forbidden.</text:span></text:p>
      <text:p text:style-name="P81">SxNDTR(number of transactions) – indicates how many left.</text:p>
      <text:p text:style-name="P80">Disabling DMA(EN=0) is not immediate – will take effect after ongoing transaction. Read EN to check if DMA if actually disabled, <text:span text:style-name="T112">“transfer completed” </text:span><text:span text:style-name="T113">is</text:span><text:span text:style-name="T112"> </text:span><text:span text:style-name="T113">also </text:span><text:span text:style-name="T112">raised </text:span><text:span text:style-name="T113">in this case.</text:span></text:p>
      <text:p text:style-name="P10"/>
      <text:p text:style-name="P206">FIFO</text:p>
      <text:p text:style-name="P82"><text:span text:style-name="T120">4 words length, </text:span><text:span text:style-name="T121">keeps data to be written </text:span><text:span text:style-name="T122">to destination</text:span><text:span text:style-name="T123">.</text:span></text:p>
      <text:p text:style-name="P83"><text:span text:style-name="T1">Periph-to-mem:</text:span> collects data till threshold → drains to mem.</text:p>
      <text:p text:style-name="P83"><text:span text:style-name="T1">Mem-to-periph</text:span>: fully loads at the beginning, <text:span text:style-name="T124">if empties till threshold → loads to be full.</text:span></text:p>
      <text:p text:style-name="P84"><text:span text:style-name="T1">Mem-to-mem</text:span>: loads till threshold(even at the beginning) → drains to destination.</text:p>
      <text:p text:style-name="P84"/>
      <text:p text:style-name="P85">While flushing: if MSIZE is 2bytes but FIFO contains 1byte – still 2 bytes will be written, check SxNDTR to know how many “good” bytes are in buffer.</text:p>
      <text:p text:style-name="P82"><text:span text:style-name="T121"/></text:p>
      <text:p text:style-name="P10">Direct mode<text:span text:style-name="T20"> – stream’s FIFO is not used, data width of source and destination should be equal(PSIZE=MSIZE).</text:span></text:p>
      <text:p text:style-name="P11"><text:span text:style-name="T20"/></text:p>
      <text:p text:style-name="P11"><text:span text:style-name="T20">If PSIZE != MSIZE→ number of transfers(SxNDTR reg.) means transfers </text:span><text:span text:style-name="T24">to</text:span><text:span text:style-name="T20">/</text:span><text:span text:style-name="T24">from</text:span><text:span text:style-name="T20"> peripheral.</text:span></text:p>
      <text:p text:style-name="P12"><text:span text:style-name="T20">PSIZE, MSIZE, SxNDTR should guaranty that </text:span>all transfers are complete<text:span text:style-name="T20">.</text:span></text:p>
      <text:p text:style-name="P13"/>
      <text:p text:style-name="P13">Circular mode<text:span text:style-name="T20"> – indefinite loop, number of transfers(NDTR) </text:span><text:span text:style-name="T26">is</text:span><text:span text:style-name="T20"> automatically reloaded at the end. </text:span><text:span text:style-name="T26">Memory address registers(MxAR’s) never change – so start from the beginning </text:span><text:span text:style-name="T27">of buffer</text:span><text:span text:style-name="T26">.</text:span></text:p>
      <text:p text:style-name="P13"><text:span text:style-name="T26"/></text:p>
      <text:p text:style-name="P13">Double-buffer mode<text:span text:style-name="T20"> – indefinite loop, </text:span><text:span text:style-name="T25">memory addresses (SxM0AR and SxM1AR) are swapped at the and. You may change currently unused MxAR on the fly(check flag CT if SxCR). </text:span><text:span text:style-name="T28">May write CT before enabling DMA to define from what buffer to start.</text:span></text:p>
      <text:p text:style-name="P13"><text:span text:style-name="T25"/></text:p>
      <text:p text:style-name="P14"><text:span text:style-name="T20">FIFO overrun/underrun </text:span><text:span text:style-name="T32">error(flags FEIFx – FIFO error, DMEIFx – Direct mode error) does not disable DMA</text:span><text:span text:style-name="T20">, </text:span><text:span text:style-name="T32">because </text:span><text:span text:style-name="T125">request from peripheral is not acknowledged</text:span><text:span text:style-name="T31"> till error disappears.</text:span></text:p>
      <text:p text:style-name="P15"><text:span text:style-name="T20"/></text:p>
      <text:p text:style-name="P86"><text:soft-page-break/>Status flags are cleared by writing 1 to corresponding “flag clear register”.</text:p>
      <text:p text:style-name="P15"><text:span text:style-name="T20"/></text:p>
      <text:p text:style-name="P16">Burst transfers</text:p>
      <text:p text:style-name="P87">Several un-breakable transactions, may be used independently for perip. and mem. sides.</text:p>
      <text:p text:style-name="P88">If transfer 2bytes per transaction, address readen/written in burst must be 2byte aligned, if 4bytes(words) – word aligned.</text:p>
      <text:p text:style-name="P16"><text:span text:style-name="T20">Addresses readen/written in burst should not cross 1KByte </text:span><text:span text:style-name="T29">address boundary</text:span><text:span text:style-name="T30">(should be between 1KB aligned addresses)</text:span><text:span text:style-name="T29">.</text:span></text:p>
      <text:p text:style-name="P13"><text:span text:style-name="T25"/></text:p>
      <text:h text:style-name="Heading_20_1" text:outline-level="1"><text:span text:style-name="T25">I</text:span><text:span text:style-name="T20">2C</text:span></text:h>
      <text:p text:style-name="P92">SDA changes after SCL goes low and samples after SCL goes high(no concept of sampling on edge).</text:p>
      <text:p text:style-name="P18"><draw:frame draw:style-name="fr4" draw:name="Image1" text:anchor-type="char" svg:width="4.6008in" svg:height="1.648in" draw:z-index="0"><draw:image xlink:href="Pictures/1000000000000218000000C0E360397472EC7634.png" xlink:type="simple" xlink:show="embed" xlink:actuate="onLoad" draw:mime-type="image/png"/></draw:frame><text:span text:style-name="T20"/></text:p>
      <text:p text:style-name="P18"><text:span text:style-name="T20"/></text:p>
      <text:p text:style-name="P93">Slave by default. Switch to master after START generation, switches back to slave after STOP or loss of control over bus.</text:p>
      <text:p text:style-name="P104">PE=0 – releases pins, resets flags and state-machine.</text:p>
      <text:p text:style-name="P23"/>
      <text:p text:style-name="P23">Clock configuration</text:p>
      <text:p text:style-name="P23"><text:span text:style-name="T20">Configure separately low/high time</text:span><text:span text:style-name="T35">(</text:span><text:span text:style-name="T20">SCLL/SCLH</text:span><text:span text:style-name="T35">),</text:span><text:span text:style-name="T20"> </text:span><text:span text:style-name="T35">delay between </text:span><text:span text:style-name="T20">SDA changes </text:span><text:span text:style-name="T35">and</text:span><text:span text:style-name="T20"> SCL </text:span><text:span text:style-name="T35">rising</text:span><text:span text:style-name="T20"> edge</text:span><text:span text:style-name="T35">(SCLDEL)</text:span><text:span text:style-name="T20">, </text:span><text:span text:style-name="T35">delay between </text:span><text:span text:style-name="T20">SCL </text:span><text:span text:style-name="T35">falling</text:span><text:span text:style-name="T20"> edge </text:span><text:span text:style-name="T35">and</text:span><text:span text:style-name="T20"> SDA changes</text:span><text:span text:style-name="T35">(SDADEL)</text:span><text:span text:style-name="T20">. </text:span><text:span text:style-name="T36">All configs have the same prescaler(PRESC).</text:span></text:p>
      <text:p text:style-name="P94">SCLL/SCLH count since low/high level detected(+analog filter+digital filter+2..3 periph. clocks)</text:p>
      <text:p text:style-name="P25"><text:span text:style-name="T20">SCLDEL counts since bit applied to pin, </text:span><text:span text:style-name="T128">SCL is forced low</text:span><text:span text:style-name="T38"> during this delay.</text:span></text:p>
      <text:p text:style-name="P25"><text:span text:style-name="T20">SDADEL counts since SCL falling edge detected(+analog </text:span><text:span text:style-name="T36">filter</text:span><text:span text:style-name="T20">+digital filter+2..3 peripheral clocks), </text:span><text:span text:style-name="T38">SCL is forced low during this delay.</text:span></text:p>
      <text:p text:style-name="P26">Max. delay of analog filter – 230ns. <text:span text:style-name="T127">It suppresses 50ns spikes.</text:span></text:p>
      <text:p text:style-name="P89">Digital filt. counts how long(in peripheral clocks) level is stable.</text:p>
      <text:p text:style-name="P24"><text:span text:style-name="T20"/></text:p>
      <text:p text:style-name="P21">Own slave addresses</text:p>
      <text:p text:style-name="P95">Supports 2, both should be enabled by OAxEN.</text:p>
      <text:p text:style-name="P95">OA1 – 7/10–bit address (depending from OA1MODE).</text:p>
      <text:p text:style-name="P21"><text:span text:style-name="T20">OA2 – only 7 bit; [0...7(yes even all)] bits may be masked(not taken into account); 0000xxx and 1111xxx </text:span>are special addresses<text:span text:style-name="T20"> – masking will not acknowledge them(put them to OAx to be able to respond).</text:span></text:p>
      <text:p text:style-name="P96">Check ADDRCODE(in ISR) to know what address was called.</text:p>
      <text:p text:style-name="P45"><text:span text:style-name="T20">0000000+0 – </text:span>general call<text:span text:style-name="T20"> address(write), will be served if GCEN=1.</text:span></text:p>
      <text:p text:style-name="P46"><text:span text:style-name="T20">OA1[7:1] are used for 7-bit addresses, </text:span>OA1[0] – not used<text:span text:style-name="T20">. Same for SADD(slave address) in CR2.</text:span></text:p>
      <text:p text:style-name="P17"><text:span text:style-name="T20"/></text:p>
      <text:p text:style-name="P17"><text:soft-page-break/>Receiving</text:p>
      <text:p text:style-name="P97">Data from shift reg. is copied to RXDR before last ACK/NACK clock. If RXDR is not empty – clock low state is stretched.</text:p>
      <text:p text:style-name="P17"><text:span text:style-name="T20"/></text:p>
      <text:p text:style-name="P17">Transmitting</text:p>
      <text:p text:style-name="P97">Data from TXDR is copied to shift reg. after last ACK/NACK clock. If TXDR is empty – clock is streched.</text:p>
      <text:p text:style-name="P98">Writing 1 to TXE(in ISR) clears TXDR.</text:p>
      <text:p text:style-name="P27"><text:span text:style-name="T20"/></text:p>
      <text:p text:style-name="P27"><text:span text:style-name="T20">Flag TXIS – byte was transmitted and ACKed. </text:span>TXIS does not rise if not ACKed<text:span text:style-name="T20"> – check </text:span><text:span text:style-name="T37">flag NACKF.</text:span></text:p>
      <text:p text:style-name="P17"><text:span text:style-name="T20"/></text:p>
      <text:p text:style-name="P20"><text:span text:style-name="T20">Byte counter(</text:span>NBYTES<text:span text:style-name="T20"> in CR2) </text:span><text:span text:style-name="T33">is </text:span><text:span text:style-name="T126">always active</text:span><text:span text:style-name="T33"> in master mode and may be enabled in slave mode by SBC(Slave byte control) = 1 int CR2.</text:span></text:p>
      <text:p text:style-name="P99">After NBYTES reaches 0 – TC (or TCR) goes high, int. may be invoked and master should decide to STOP or ReSTART.</text:p>
      <text:p text:style-name="P19"><text:span text:style-name="T34"/></text:p>
      <text:p text:style-name="P22"><text:span text:style-name="T34">A</text:span><text:span text:style-name="T20">UTOEND – </text:span>incompatible with<text:span text:style-name="T20"> RELOAD=1 or in slave mode.</text:span></text:p>
      <text:p text:style-name="P22"><text:span text:style-name="T20"/></text:p>
      <text:h text:style-name="Heading_20_2" text:outline-level="2">Common</text:h>
      <text:p text:style-name="P33"><text:span text:style-name="T20">Flag TXIS works like “TX reg. is empty”. 1st rises after address acknowledged, </text:span><text:span text:style-name="T47">then – after ACKed byte</text:span><text:span text:style-name="T20">. </text:span><text:span text:style-name="T46">If TXDR was empty – may stay high till 2 writes are done(if NBYTES &gt;=2 ), because 1st write immediately moves to shift reg. </text:span><text:span text:style-name="T135">Write to TXDR clears TXIS</text:span><text:span text:style-name="T48">, </text:span><text:span text:style-name="T49">state machine keeps it 0 when nothing is needed to transmit - </text:span><text:span text:style-name="T48">keep corresponding interrupt enabled, </text:span><text:span text:style-name="T49">it is safe.</text:span></text:p>
      <text:p text:style-name="P30"><text:span text:style-name="T44">W</text:span><text:span text:style-name="T49">riting 1 to TXIS triggers interrupt or DMA </text:span><text:span text:style-name="T45">request</text:span><text:span text:style-name="T49">.</text:span></text:p>
      <text:p text:style-name="P33"><text:span text:style-name="T46"/></text:p>
      <text:p text:style-name="P36"><text:span text:style-name="T20">Write to TXE(yes in ISR) – clears TXDR from prev. byte if transmission was stopped by NACK. </text:span>Without such clearing old data will be transmitted during next transmission.</text:p>
      <text:p text:style-name="P36"/>
      <text:p text:style-name="P90">Flag NACKF rises only on device which expects acknowledge(<text:span text:style-name="T1">own NACK is not detectable</text:span>).</text:p>
      <text:p text:style-name="P36"/>
      <text:p text:style-name="P37">Clear STOPF, NACKF<text:span text:style-name="T20"> by writing 1 in ICR</text:span> <text:span text:style-name="T20">not to have overruns and other errors</text:span>.</text:p>
      <text:p text:style-name="P37"/>
      <text:p text:style-name="P31"><text:span text:style-name="T20">STOPF is rised on both involved in communication </text:span><text:span text:style-name="T90">and on not-addressed??</text:span></text:p>
      <text:p text:style-name="P31"><text:span text:style-name="T90"/></text:p>
      <text:h text:style-name="Heading_20_2" text:outline-level="2">Master</text:h>
      <text:p text:style-name="P32"><text:span text:style-name="T20">NBYTES is used both for read and write. Should be configured </text:span>before<text:span text:style-name="T20">(or together with) START.</text:span></text:p>
      <text:p text:style-name="P100">If slave did not ACK address: NACKF=1, START is still 1 – use it to define phase of communication.</text:p>
      <text:p text:style-name="P102">SADD[7:1] are used in 7-bit address mode, <text:span text:style-name="T1">SADD[0] is not used</text:span>.</text:p>
      <text:p text:style-name="P32"><text:span text:style-name="T46"/></text:p>
      <text:p text:style-name="P34"><text:span text:style-name="T133">Typical write.</text:span><text:span text:style-name="T46"> TXIS rises exactly NBYTE times. After all transmitted – rises TC, now set STOP or START(for Repetitive Start). </text:span><text:span text:style-name="T47">STOPF rises after “stop” is generated.</text:span></text:p>
      <text:p text:style-name="P34"><text:span text:style-name="T47">If something NACKed – </text:span><text:span text:style-name="T142">does not rise TC</text:span><text:span text:style-name="T57">, </text:span><text:span text:style-name="T47">rises NACKF, </text:span><text:span text:style-name="T56">after clearing it</text:span><text:span text:style-name="T47"> - </text:span><text:span text:style-name="T56">“stop” is generated automatically.</text:span><text:span text:style-name="T47"> </text:span><text:span text:style-name="T116">Not possible to generate ReSTART</text:span><text:span text:style-name="T115"> while serving NACKF.</text:span></text:p>
      <text:p text:style-name="P143"><text:span text:style-name="T134">T</text:span>C is cleared<text:span text:style-name="T20"> by setting START/STOP.</text:span></text:p>
      <text:p text:style-name="P143"/>
      <text:p text:style-name="P143"><text:soft-page-break/>Typical read. <text:span text:style-name="T20">RXNE rises </text:span><text:span text:style-name="T50">NBYTE times. </text:span><text:span text:style-name="T58">Last byte is NACKed.</text:span><text:span text:style-name="T89"> </text:span><text:span text:style-name="T51">After all received – rises TC, and then as for write.</text:span></text:p>
      <text:p text:style-name="P32"><text:span text:style-name="T20"/></text:p>
      <text:p text:style-name="P35">Auto-end feature.<text:span text:style-name="T20"> </text:span><text:span text:style-name="T59">As typical write/read but TC never rises - does not give an option for “re-start”, “stop” is always generated instead.</text:span></text:p>
      <text:p text:style-name="P35"><text:span text:style-name="T59"/></text:p>
      <text:p text:style-name="P43"><text:span text:style-name="T143">A</text:span>uto-reload feature.<text:span text:style-name="T20"> Allows to write/read &gt;= 255bytes</text:span><text:span text:style-name="T60">(less is also ok)</text:span><text:span text:style-name="T20">. </text:span><text:span text:style-name="T60">After NBYTES written/read – rises TCR(int. is also enabled by TXIE). Than you config NBYTES and RELOAD and transmission continues – reset RELOAD if it is the last chunk. After the last chunk </text:span><text:span text:style-name="T144">TC rises</text:span><text:span text:style-name="T60">.</text:span></text:p>
      <text:p text:style-name="P44">TCR is cleared<text:span text:style-name="T20"> by writing non-0 to NBYTEs.</text:span></text:p>
      <text:p text:style-name="P101">If something NACKed when RELOAD still 1 – TCR does not rise, NACKF rises instead.</text:p>
      <text:p text:style-name="P28"><text:span text:style-name="T39"/></text:p>
      <text:h text:style-name="P232" text:outline-level="2"><text:span text:style-name="T129">S</text:span>lave</text:h>
      <text:p text:style-name="P90">Typically NBYTES is not used, but <text:span text:style-name="T139">will be used if SBC=1(in CR1), </text:span>see below.</text:p>
      <text:p text:style-name="P90"/>
      <text:p text:style-name="P38"><text:span text:style-name="T129">T</text:span>ypical write(to master).<text:span text:style-name="T20"> </text:span><text:span text:style-name="T52">Nothing special.</text:span></text:p>
      <text:p text:style-name="P38"><text:span text:style-name="T52"/></text:p>
      <text:p text:style-name="P39">Typical read(from master).<text:span text:style-name="T20"> </text:span><text:span text:style-name="T53">Set NACK(in CR2) after last desired byte is received, </text:span><text:span text:style-name="T40">so next will not be ack</text:span><text:span text:style-name="T53">nowledged.</text:span><text:span text:style-name="T40"> </text:span><text:span text:style-name="T41">RXDR </text:span><text:span text:style-name="T130">will </text:span><text:span text:style-name="T138">still</text:span><text:span text:style-name="T130"> contain</text:span><text:span text:style-name="T41"> NACKed byte, </text:span><text:span text:style-name="T43">SCL will </text:span><text:span text:style-name="T132">not be stretched</text:span><text:span text:style-name="T43"> till </text:span><text:span text:style-name="T53">NACKed byte is read from </text:span><text:span text:style-name="T43">RXDR. </text:span><text:span text:style-name="T42">No need to clear </text:span><text:span text:style-name="T53">NACK(in CR2)</text:span><text:span text:style-name="T42"> – will be cleared after NACK generation/STOP/next address match.</text:span></text:p>
      <text:p text:style-name="P144"><text:span text:style-name="T137">T</text:span>o decide ACK/NACK right after received byte. <text:span text:style-name="T42">You may use RELOAD=1 with NBYTES=1 with SBC=1 </text:span><text:span text:style-name="T62">to set NACK during serving TCR flag(invoked after each byte)</text:span><text:span text:style-name="T63">(</text:span><text:span text:style-name="T148">see below about SBC</text:span><text:span text:style-name="T63">)</text:span><text:span text:style-name="T62">.</text:span></text:p>
      <text:p text:style-name="P39"><text:span text:style-name="T42"/></text:p>
      <text:p text:style-name="P91"><text:span text:style-name="T1">Setting SBC=1 </text:span><text:span text:style-name="T8">may be done</text:span><text:span text:style-name="T145"> while serving flag ADDR</text:span><text:span text:style-name="T146">(convenient before enabling I2C)</text:span><text:span text:style-name="T145">, </text:span><text:span text:style-name="T1">requires</text:span> NOSTRETCH=0.</text:p>
      <text:p text:style-name="P40"/>
      <text:p text:style-name="P40"><text:span text:style-name="T131">T</text:span>ypical write(to master) with SBC.<text:span text:style-name="T20"> Set NBYTES while serving flag ADDR(</text:span>before clearing<text:span text:style-name="T20">). Handler of TXIS will be invoked NBYTES times(or less if master stops reading by NACK). If master reads more than NBYTES – slave sends 0xFF. </text:span><text:span text:style-name="T54">TC </text:span><text:span text:style-name="T140">does not rise</text:span><text:span text:style-name="T54"> after NBYTES transfer.</text:span></text:p>
      <text:p text:style-name="P41"><text:span text:style-name="T20">NACKF </text:span><text:span text:style-name="T114">still rises</text:span><text:span text:style-name="T20"> if master generates it.</text:span></text:p>
      <text:p text:style-name="P38"><text:span text:style-name="T52"/></text:p>
      <text:p text:style-name="P42"><text:span text:style-name="T136">T</text:span>ypical read(from master) with SBC<text:span text:style-name="T20">. </text:span><text:span text:style-name="T55">Set NBYTES </text:span><text:span text:style-name="T147">and RELOAD</text:span><text:span text:style-name="T61"> </text:span><text:span text:style-name="T55">while serving flag ADDR. Handler of RXNE is invoked NBYTES times, </text:span><text:span text:style-name="T61">then TCR rises. While serving TCR set NACK, some non-0 to NBYTES(to clear TCR), optionally clear RELOAD – this generates NACK right after current (NBYTES-th) byte. </text:span><text:span text:style-name="T55">TC </text:span><text:span text:style-name="T141">does not rise</text:span><text:span text:style-name="T55"> after NBYTES read.</text:span></text:p>
      <text:p text:style-name="P29"><text:span text:style-name="T20"/></text:p>
      <text:h text:style-name="Heading_20_2" text:outline-level="2">HAL notes</text:h>
      <text:p text:style-name="P103">Defining own address(for OA1) and slave address(for SADD while read/write) shift them 1 bit left in 7-bit addressing.</text:p>
      <text:p text:style-name="P47"><text:span text:style-name="T20">HAL_I2C_</text:span><text:span text:style-name="T64">***</text:span><text:span text:style-name="T20">_Receive_</text:span><text:span text:style-name="T64">**() </text:span><text:span text:style-name="T65">invokes callback if was received exactly desired number of bytes.</text:span></text:p>
      <text:p text:style-name="P47"><text:span text:style-name="T65"/></text:p>
      <text:h text:style-name="P230" text:outline-level="1"><text:span text:style-name="T154">D</text:span>AC</text:h>
      <text:p text:style-name="P105">EN bit enables analog part, digital interface works even with EN=0.</text:p>
      <text:p text:style-name="P106"><text:soft-page-break/>Resolution of sample is defined by register it is written to.</text:p>
      <text:p text:style-name="P106">Actual conversion starts on trigger, DMA request is also sent on trigger – write 1st sample your self(if it is valuable).</text:p>
      <text:p text:style-name="P48"><text:span text:style-name="T20"/></text:p>
      <text:h text:style-name="Heading_20_1" text:outline-level="1">ADC</text:h>
      <text:p text:style-name="P59"><text:span text:style-name="T20">Time for conversion is: {configurable sampling time} + 12.5 clocks; </text:span><text:span text:style-name="T76">if trigger is external – add APBx period.</text:span></text:p>
      <text:p text:style-name="P57"><text:span text:style-name="T20">ADCON=1 wakes-up from ‘power down’</text:span><text:span text:style-name="T66">(write 1 when ADCON is 0)</text:span><text:span text:style-name="T20">.</text:span></text:p>
      <text:p text:style-name="P57"><text:span text:style-name="T20">Set ADCON again (after </text:span><text:span text:style-name="T66">start-up</text:span><text:span text:style-name="T20"> delay) </text:span><text:span text:style-name="T66">–</text:span><text:span text:style-name="T20"> </text:span><text:span text:style-name="T157">works as ‘software trigger’</text:span><text:span text:style-name="T66"> for </text:span><text:span text:style-name="T20"><text:s/>‘</text:span><text:span text:style-name="T66">regular channels</text:span><text:span text:style-name="T20">’</text:span><text:span text:style-name="T66">(SWSTART).</text:span></text:p>
      <text:p text:style-name="P56">But<text:span text:style-name="T20">, making CR2 |= JSWSTART / </text:span><text:span text:style-name="T69">RSTCAL / CAL / CONT / etc. </text:span><text:span text:style-name="T20">(which </text:span><text:span text:style-name="T69">actually </text:span><text:span text:style-name="T20">write</text:span><text:span text:style-name="T69">s</text:span><text:span text:style-name="T20"> ADCON=1) work as software trigger, </text:span><text:span text:style-name="T69">reset of calibration, … - regular conversion </text:span><text:span text:style-name="T156">will not be triggered</text:span><text:span text:style-name="T69">.</text:span></text:p>
      <text:p text:style-name="P58"><text:span text:style-name="T20">So making </text:span>only CR2 = CR2<text:span text:style-name="T20"> while ADCON=1 triggers conversion.</text:span></text:p>
      <text:p text:style-name="P56"><text:span text:style-name="T69"/></text:p>
      <text:p text:style-name="P49"><text:span text:style-name="T66">R</text:span><text:span text:style-name="T20">esetting ADCON – power-downs ADC </text:span><text:span text:style-name="T72">immediately – ongoing conversion will not rise EOC.</text:span></text:p>
      <text:p text:style-name="P49"><text:span text:style-name="T20"/></text:p>
      <text:p text:style-name="P110">EOC rises even for injected conversions(together with JEOC).</text:p>
      <text:p text:style-name="P49"><text:span text:style-name="T20"/></text:p>
      <text:p text:style-name="P107">Changes of ADC_SQRx/_JSQRx during conversion – restarts conversion of modified group.</text:p>
      <text:p text:style-name="P107"/>
      <text:p text:style-name="P108"><text:span text:style-name="T1">JSQx with 1st conv. depends from JL</text:span>: </text:p>
      <text:p text:style-name="P108">if JL=0 → conv. channel from JSQ4; if JL=1 → conv. channels from JSQ3, JSQ4; etc.</text:p>
      <text:p text:style-name="P109">JDRx does not depend from JL: JDR1 - 1st conv., JDR2 - 2nd conv, ... </text:p>
      <text:p text:style-name="P107"/>
      <text:p text:style-name="P49"><text:span text:style-name="T20">SCAN=1 – means convert whole group(not just 1st channel), EOC/JEOC are 1 only after </text:span>whole group<text:span text:style-name="T20"> converted. ‘regular group’ shares the same DR – use DMA to store values of individual ‘reg. ch.’. </text:span></text:p>
      <text:p text:style-name="P147"><text:span text:style-name="T68">W</text:span><text:span text:style-name="T20">riting 0 while ongoing conversion </text:span><text:span text:style-name="T73">is not documented. </text:span><text:span text:style-name="T74">Checked experimentally:</text:span></text:p>
      <text:p text:style-name="P165">- regular conversions are completed with EOC after each</text:p>
      <text:p text:style-name="P165">- current injected conversion ends with EOC but without JEOC, next conversions do not start</text:p>
      <text:p text:style-name="P49"><text:span text:style-name="T20"/></text:p>
      <text:p text:style-name="P50"><text:span text:style-name="T20">CONT=1 – means auto start conversion after current is ready. If SCAN=1 – starts conv. of whole group. </text:span><text:span text:style-name="T70">Does not work for ‘injected conversion’.</text:span><text:span text:style-name="T91"> </text:span><text:span text:style-name="T92">What happens on write 0?</text:span></text:p>
      <text:p text:style-name="P49"><text:span text:style-name="T20"/></text:p>
      <text:p text:style-name="P51"><text:span text:style-name="T20">JAUTO=1 – means convert ‘injected channel’ after regular is done. End of ‘reg. conv.’ works like trigger of injected – other triggers of ‘injected conv.’ </text:span>should be disabled<text:span text:style-name="T20">.</text:span></text:p>
      <text:p text:style-name="P111">EOC rises after regular group. EOC &amp; JEOC rise after injected group, SCAN=1 does not change this.</text:p>
      <text:p text:style-name="P220">What happens on write 0?</text:p>
      <text:p text:style-name="P49"><text:span text:style-name="T20"/></text:p>
      <text:p text:style-name="P52"><text:span text:style-name="T20">DISCEN=1 or JDISCEN=1 (</text:span>only 1 should be set<text:span text:style-name="T20">) – </text:span><text:span text:style-name="T67">trigger starts conv. of a part of group, length of the part is defined by <text:s/>DISCNUM[..] or JDISCNUM[..].</text:span></text:p>
      <text:p text:style-name="P53"><text:span text:style-name="T67">E</text:span><text:span text:style-name="T20">xample: all group is (1, 2, 3), part length is 2, then on each trigger: (1, 2)→(3!)→(1, 2)→(3)…</text:span></text:p>
      <text:p text:style-name="P54">Note:<text:span text:style-name="T20"> EOC is set after </text:span>individual channel conv<text:span text:style-name="T20">.(NOT after all part). </text:span><text:span text:style-name="T88">Check this!</text:span></text:p>
      <text:p text:style-name="P55">Note<text:span text:style-name="T20">: EOC </text:span><text:span text:style-name="T71">&amp; </text:span><text:span text:style-name="T20">JEOC </text:span><text:span text:style-name="T71">are</text:span><text:span text:style-name="T20"> set after all injected channels are scanned. </text:span><text:span text:style-name="T88">Check this!</text:span></text:p>
      <text:p text:style-name="P54"><text:span text:style-name="T88"/></text:p>
      <text:p text:style-name="P153"><text:span text:style-name="T1">Triggers.</text:span> Have ‘enable bit’ and ‘trigger select. bits’. Software trigger also belongs to external triggers.</text:p>
      <text:p text:style-name="P153"/>
      <text:p text:style-name="P146">Analog watchdogs.</text:p>
      <text:p text:style-name="P154"><text:soft-page-break/>Regular and injected channels share the same thresholds.</text:p>
      <text:p text:style-name="P154">Separate ‘enable bits’ for regular and inj. channels.</text:p>
      <text:p text:style-name="P154">Applicable to all channels in group or 1 selected channel(AWDSGL=1, and AWDCH[..] - <text:span text:style-name="T155">may be regular or injected</text:span>)</text:p>
      <text:p text:style-name="P154"/>
      <text:p text:style-name="P145">Calibration.<text:span text:style-name="T20"> Set CAL and wait till it is reset by hardware. Calibration value is available in DR and is stored in internal registers. To reset calibration write RSTCAL=1 and wait till it is cleared by hardware.</text:span></text:p>
      <text:p text:style-name="P155"/>
      <text:p text:style-name="P156">There is a flag which indicates, that conversion started(should be cleaned by sw).</text:p>
      <text:p text:style-name="P156"/>
      <text:h text:style-name="Heading_20_1" text:outline-level="1">SDIO</text:h>
      <text:p text:style-name="P167">SD I/O – is some periph. which communicates over SD bus and protocol.</text:p>
      <text:p text:style-name="P167"/>
      <text:p text:style-name="P157">Bus in Idle state in 8 clocks after command and data paths are in idle state.</text:p>
      <text:p text:style-name="P157">8 clocks is a min. delay between host commands or host command and card response – helps to distinguish packets. State machine cares about there delays it self.</text:p>
      <text:p text:style-name="P157"/>
      <text:p text:style-name="P197">“Command ID” from response is stored in RESPCMD. Info from response - in RESP1..4 registers(32 bits each); actually short responses(48 bits, like R1) have 32bits of data → RESP1, long (136bits, like R2) have 128 bits → RESP<text:span text:style-name="T190">1</text:span>..<text:span text:style-name="T190">4</text:span>.</text:p>
      <text:p text:style-name="P197">All short responses have CRC7 field(all 1 even for R3) – SDIO checks CRC for all command.</text:p>
      <text:p text:style-name="P197">The only long response is R2, contains CID/CSD with own CRCs – SDIO calculates CRC only for CID/CSD and compares it with their own CRCs, <text:span text:style-name="T1">take CRC flag into account</text:span>.</text:p>
      <text:p text:style-name="P201">Timeout for command response is fixed and is 64 clocks.</text:p>
      <text:p text:style-name="P197"/>
      <text:p text:style-name="P200">Flag STA_CMDSENT rises after command is sent <text:span text:style-name="T1">and response is not expected</text:span>.</text:p>
      <text:p text:style-name="P200">Flag STA_CMDACT is set and cleared by hardware – shows when command exchange is active.</text:p>
      <text:p text:style-name="P157"/>
      <text:p text:style-name="P158">Int. and pend flags in cmd. register? On PendCmd from data path, state machine goes to ‘send’</text:p>
      <text:p text:style-name="P158"/>
      <text:p text:style-name="P159">Commands are 48bit long(6 byte<text:span text:style-name="T160">s</text:span>) <text:span text:style-name="T10">including CRC7</text:span>. Command path operates in half-duplex. CMD pin is Hi-Z except when state mach. is in ‘send state’.</text:p>
      <text:p text:style-name="P158"/>
      <text:p text:style-name="P160">Command response may be 48bit(6 bytes) or 136bit(17 bytes) long <text:span text:style-name="T10">including CRC7</text:span>. <text:span text:style-name="T1">Some responses do not have CRC</text:span> – ignore CCRCFAIL flag.</text:p>
      <text:p text:style-name="P159"/>
      <text:p text:style-name="P161">Data state machine moves to send(<text:span text:style-name="T158">Wait_S, Send</text:span>) or receive(Wait_R, Receive) states <text:span text:style-name="T158">after write to data ctrl. reg.</text:span></text:p>
      <text:p text:style-name="P162">Returns back to idle state from receive states after</text:p>
      <text:p text:style-name="P162">- all data is read(byte counter is 0 and <text:span text:style-name="T1">FIFO is empty</text:span>)</text:p>
      <text:p text:style-name="P162">- after timeout</text:p>
      <text:p text:style-name="P162">- if FIFO overruns</text:p>
      <text:p text:style-name="P162">- CRC check fails</text:p>
      <text:p text:style-name="P158"/>
      <text:p text:style-name="P162">Returns back to idle from send states after FIFO under run. After all data is sent(byte counter is 0) - moves to <text:span text:style-name="T1">busy state</text:span><text:span text:style-name="T159">(and then to idle, if CRC check passed)</text:span>.</text:p>
      <text:p text:style-name="P162"/>
      <text:p text:style-name="P162"><text:soft-page-break/>Busy state means wait <text:span text:style-name="T159">SD card to calculate CRC. </text:span></text:p>
      <text:p text:style-name="P163">If card reports failed check – move to idle. If no report during timeout – move to idle. If check is ok – return to idle.</text:p>
      <text:p text:style-name="P163"/>
      <text:p text:style-name="P201">Timeout for data (in reg. <text:span text:style-name="T1">DTIMER</text:span>) starts when data state machine is in R_Wait <text:s/><text:span text:style-name="T191">or Busy.</text:span></text:p>
      <text:p text:style-name="P163"/>
      <text:p text:style-name="P163">Data FIFO is 32 words(32bit) = 128 bytes.</text:p>
      <text:p text:style-name="P163"/>
      <text:p text:style-name="P221">Start bit error interrupt enable?</text:p>
      <text:p text:style-name="P158"/>
      <text:p text:style-name="P164">HW flow control – allows to stop clock to prevent FIFO over/under run<text:span text:style-name="T161">(allowed by SD spec., </text:span><text:span text:style-name="T11">some MCUs have bug here</text:span><text:span text:style-name="T161">)</text:span></text:p>
      <text:p text:style-name="P164"/>
      <text:p text:style-name="P169">CMD55(APP_CMD) – means that next command is not regular command but <text:span text:style-name="T1">application specific</text:span> command. <text:span text:style-name="T163">Card status(in R1 response to next command) has </text:span><text:span text:style-name="T12">APP_CMD</text:span><text:span text:style-name="T163">=1 – means, that command was recognized as application specific.</text:span></text:p>
      <text:p text:style-name="P169"/>
      <text:p text:style-name="P198">CMD22() - used to address UC cards, it should be executed before read/write single/multiple block and it contains 6 MSB bits of address.</text:p>
      <text:p text:style-name="P169"/>
      <text:p text:style-name="P172">CMD12 recovers from ADDRESS_ERROR</text:p>
      <text:h text:style-name="Heading_20_2" text:outline-level="2">Pins</text:h>
      <text:p text:style-name="P167">Desired to have all pins <text:span text:style-name="T1">except SCK</text:span> pulled-up because they are in input state for significant amount of time.</text:p>
      <text:p text:style-name="P167">DAT0 – also works as “busy signal”, active low (SD may need some time to process some commands – defined in spec.)</text:p>
      <text:p text:style-name="P167">DAT1 – also “interrupt signal” for SD I/O, active low.</text:p>
      <text:p text:style-name="P167">DAT2 – also “read wait signal” for SD I/O, active low</text:p>
      <text:p text:style-name="P167">DAT3 – <text:span text:style-name="T162">also “card detect signal”, has enabled 50k pull-up, so host detects that DAT3 became high. Pull-up may be disabled by ACMD42. Also “chip select” in SPI mode.</text:span></text:p>
      <text:p text:style-name="P167"/>
      <text:p text:style-name="P168">To enter SPI mode – send CMD0 with DAT3(chip select) = 0.</text:p>
      <text:p text:style-name="P168"/>
      <text:p text:style-name="P171"/>
      <text:p text:style-name="P170"/>
      <text:h text:style-name="Heading_20_2" text:outline-level="2">Simplified phy. layer spec. pages</text:h>
      <text:p text:style-name="P173">41<text:span text:style-name="T166">(70)</text:span> – identification procedure<text:span text:style-name="T164">(contains 2nd figure with more details)</text:span></text:p>
      <text:p text:style-name="P174">50<text:span text:style-name="T170">(76)</text:span> – figures for data-transfer mode</text:p>
      <text:p text:style-name="P173">102<text:span text:style-name="T165">(128)</text:span> – command-arguments(shortly)-response table</text:p>
      <text:p text:style-name="P175">117(143) – response formats</text:p>
      <text:p text:style-name="P191">120(146) – card status bits(as in R1 response)</text:p>
      <text:p text:style-name="P191">125(151) - SD Status bits</text:p>
      <text:p text:style-name="P192">222(248) – Card registers</text:p>
      <text:p text:style-name="P199">188(214) – How to work with UC cards</text:p>
      <text:p text:style-name="P178"/>
      <text:h text:style-name="Heading_20_2" text:outline-level="2"><text:soft-page-break/>Identification process</text:h>
      <text:p text:style-name="P177">After card is inserted, wait max(1ms, 74 clocks) before first command(CMD0).</text:p>
      <text:p text:style-name="P166">In identification mode SDIO_CK speed if 400kHz max. <text:span text:style-name="T161">After initialization may be changed on the go. </text:span></text:p>
      <text:p text:style-name="P166"/>
      <text:p text:style-name="P173"><draw:frame draw:style-name="fr1" draw:name="Image11" text:anchor-type="char" svg:width="6.9252in" svg:height="6.0209in" draw:z-index="10"><draw:image xlink:href="Pictures/1000000000000362000002F10CD6E1419E50657D.png" xlink:type="simple" xlink:show="embed" xlink:actuate="onLoad" draw:mime-type="image/png"/></draw:frame></text:p>
      <text:h text:style-name="Heading_20_2" text:outline-level="2"><text:soft-page-break/><text:span text:style-name="T174">“D</text:span><text:span text:style-name="T171">ata transfer mode” </text:span><text:span text:style-name="T174">state diagram</text:span></text:h>
      <text:p text:style-name="P173"><draw:frame draw:style-name="fr1" draw:name="Image20" text:anchor-type="char" svg:width="6.9252in" svg:height="5.4047in" draw:z-index="20"><draw:image xlink:href="Pictures/10000000000002F00000024B6135E17833996DDA.png" xlink:type="simple" xlink:show="embed" xlink:actuate="onLoad" draw:mime-type="image/png"/></draw:frame></text:p>
      <text:p text:style-name="P173"/>
      <text:h text:style-name="Heading_20_2" text:outline-level="2">Card registers</text:h>
      <text:p text:style-name="P192"><text:span text:style-name="T1">OCR</text:span> (operation conditions reg.) - supported VDD window, flag that power up proc. completed, flag that shows if card is SC or HC/XC.</text:p>
      <text:p text:style-name="P192"/>
      <text:p text:style-name="P192"><text:span text:style-name="T1">CID</text:span> (card ID) – unique ID of card(has manufacturer, manufactured date, etc.) <text:span text:style-name="T183">128 bits, but bit 0 is always 0. Also contains own CRC7.</text:span></text:p>
      <text:p text:style-name="P192"/>
      <text:p text:style-name="P192"><text:span text:style-name="T1">CSD</text:span> (card specific data) – <text:span text:style-name="T177">structure depends from card type (SC/HC/XC), mutable part is changed via CMD27. </text:span><text:span text:style-name="T184">128Bits, but bit 0 is 1. Also contains own CRC7. </text:span><text:span text:style-name="T177">Most interesting:</text:span></text:p>
      <text:p text:style-name="P192">- <text:span text:style-name="T177">CSD_STRUCTURE – card type SC or HC/XC or UC(ultra capacity)</text:span></text:p>
      <text:p text:style-name="P192">- <text:span text:style-name="T178">DSR_IMPL – if DSR reg.(see below) is implemented.</text:span></text:p>
      <text:p text:style-name="P192">- <text:span text:style-name="T178">C_SIZE – card capacity, for HC/XC <text:s/>= (C_SIZE + 1) * 512 kByte; for SC – see formula in spec(page 255).</text:span></text:p>
      <text:p text:style-name="P192"/>
      <text:p text:style-name="P193"><text:span text:style-name="T1">RCA</text:span> (relative card address) – <text:span text:style-name="T181">16bits, </text:span>see CMD<text:span text:style-name="T179">3</text:span></text:p>
      <text:p text:style-name="P193"><text:soft-page-break/></text:p>
      <text:p text:style-name="P194"><text:span text:style-name="T1">DSR</text:span> (driver state register) – optional(see CSD reg. above), config. interface, see CMD4.</text:p>
      <text:p text:style-name="P194"/>
      <text:p text:style-name="P195"><text:span text:style-name="T1">SCR</text:span> (SD Card configuration register) – read-only<text:span text:style-name="T180">(via </text:span><text:span text:style-name="T176">ACMD51</text:span><text:span text:style-name="T180">)</text:span>, almost useless, except</text:p>
      <text:p text:style-name="P194">- SD_BUS_WIDTHS – what bus widths are supported</text:p>
      <text:p text:style-name="P194">- SD_SPEC – Supported spec. version</text:p>
      <text:p text:style-name="P194"/>
      <text:p text:style-name="P194"><text:span text:style-name="T1">CSR</text:span> (card status register) – status flags, returned in R1 response, may be requested by CMD13</text:p>
      <text:p text:style-name="P186">- COM_CRC_ERROR – CRC of command failed.</text:p>
      <text:p text:style-name="P186">- ILLEGAL_COMMAND – not defined or not applicable in current state.</text:p>
      <text:p text:style-name="P189">- READY_FOR_DATA – can card accept next data block or prev. is still not programmed.</text:p>
      <text:p text:style-name="P189"/>
      <text:p text:style-name="P196"><text:span text:style-name="T14">SSR(</text:span>SD Status<text:span text:style-name="T185">)</text:span> – 512<text:span text:style-name="T186">bits, sent to host via DATx</text:span>. Contains even more info about card. Request by ACMD13.</text:p>
      <text:h text:style-name="Heading_20_2" text:outline-level="2">Useful commands</text:h>
      <text:p text:style-name="P176"><text:span text:style-name="T1">stuff bits</text:span> and <text:span text:style-name="T1">reserved bit</text:span> – just set 0</text:p>
      <text:p text:style-name="P176"/>
      <text:h text:style-name="Heading_20_3" text:outline-level="3"><text:span text:style-name="T1">CMD0</text:span><text:span text:style-name="T13"> - reset</text:span></text:h>
      <text:p text:style-name="P176"><draw:frame draw:style-name="fr2" draw:name="Image2" text:anchor-type="char" svg:width="6.9252in" svg:height="1.4638in" draw:z-index="1"><draw:image xlink:href="Pictures/1000000000000337000000AEC884CBE5E965F82B.png" xlink:type="simple" xlink:show="embed" xlink:actuate="onLoad" draw:mime-type="image/png"/></draw:frame></text:p>
      <text:h text:style-name="P233" text:outline-level="3">CMD8</text:h>
      <text:p text:style-name="P224">Helps to define card’s version, enables more functions for hight-capacity and extended-capacity cards. Just use it during identification.</text:p>
      <text:p text:style-name="P224"><draw:frame draw:style-name="fr2" draw:name="Image7" text:anchor-type="char" svg:width="6.9252in" svg:height="1.0827in" draw:z-index="6"><draw:image xlink:href="Pictures/100000000000033900000081C4493EB99659ADD1.png" xlink:type="simple" xlink:show="embed" xlink:actuate="onLoad" draw:mime-type="image/png"/></draw:frame></text:p>
      <text:p text:style-name="P138">Arguments</text:p>
      <text:p text:style-name="P137"/>
      <text:h text:style-name="P234" text:outline-level="3"><draw:frame draw:style-name="fr3" draw:name="Image8" text:anchor-type="char" svg:x="0in" svg:y="-0.0717in" svg:width="6.9252in" svg:height="2.4661in" draw:z-index="7"><draw:image xlink:href="Pictures/100000000000037D0000013E0247E254231F99C7.png" xlink:type="simple" xlink:show="embed" xlink:actuate="onLoad" draw:mime-type="image/png"/></draw:frame><text:soft-page-break/><text:span text:style-name="T168">CMD55 – </text:span><text:span text:style-name="T171">next CMDx is ACMDx</text:span></text:h>
      <text:p text:style-name="P223">Makes next command an application specific(ACMDx).</text:p>
      <text:p text:style-name="P223"><draw:frame draw:style-name="fr2" draw:name="Image5" text:anchor-type="char" svg:width="6.9252in" svg:height="0.7862in" draw:z-index="3"><draw:image xlink:href="Pictures/100000000000032A0000005C2AF2AF6F54E19D6F.png" xlink:type="simple" xlink:show="embed" xlink:actuate="onLoad" draw:mime-type="image/png"/></draw:frame></text:p>
      <text:p text:style-name="Standard"/>
      <text:h text:style-name="Heading_20_3" text:outline-level="3">ACMD41</text:h>
      <text:p text:style-name="Standard">Send <text:span text:style-name="T167">VDD window, card which does not support this range – go to idle(and do not respond).</text:span></text:p>
      <text:p text:style-name="P222">Also may just request supported window(see below).</text:p>
      <text:p text:style-name="P225">Also checks, that card’s initialization is complete – “busy” in response(but not longer, than 1sec).</text:p>
      <text:p text:style-name="P225"/>
      <text:p text:style-name="P223"/>
      <text:p text:style-name="P176"><draw:frame draw:style-name="fr3" draw:name="Image3" text:anchor-type="char" svg:x="0in" svg:y="0in" svg:width="6.9252in" svg:height="3.2146in" draw:z-index="2"><draw:image xlink:href="Pictures/100000000000034600000185FBFF5AD059F4ECB5.png" xlink:type="simple" xlink:show="embed" xlink:actuate="onLoad" draw:mime-type="image/png"/></draw:frame></text:p>
      <text:p text:style-name="P148">Arguments</text:p>
      <text:p text:style-name="P148"/>
      <text:p text:style-name="P179"><draw:frame draw:style-name="fr1" draw:name="Image4" text:anchor-type="char" svg:width="6.9252in" svg:height="2.5362in" draw:z-index="4"><draw:image xlink:href="Pictures/10000000000003CC00000164F235E5672627BEC6.png" xlink:type="simple" xlink:show="embed" xlink:actuate="onLoad" draw:mime-type="image/png"/></draw:frame><text:soft-page-break/>Just set XPC=0 (card will operate at default speed 12MHz?? and consume 100mA). You will not reinitialize to use other speed class.</text:p>
      <text:p text:style-name="P179">Set HCS=1 for HC or XC card – otherwise it will <text:span text:style-name="T1">never complete initialization</text:span>(will always be busy).</text:p>
      <text:p text:style-name="P179"/>
      <text:p text:style-name="P149"/>
      <text:p text:style-name="P149">Note: response R3 does not contain valid CRC.</text:p>
      <text:p text:style-name="P151">Note: <text:span text:style-name="T188">argument has extra bit HO2T - indicates, that host supports UC card. If not set – UC card will never complete initialization(as HC with HCS=1). OCR also has extra bit CO2T.</text:span></text:p>
      <text:p text:style-name="P150"/>
      <text:p text:style-name="P150">Respon<text:span text:style-name="T169">s</text:span>e</text:p>
      <text:p text:style-name="P150"><draw:frame draw:style-name="fr3" draw:name="Image6" text:anchor-type="char" svg:x="0in" svg:y="0.1311in" svg:width="6.9252in" svg:height="2.048in" draw:z-index="5"><draw:image xlink:href="Pictures/10000000000002FC000000E2BF52B0F7E9F5215D.png" xlink:type="simple" xlink:show="embed" xlink:actuate="onLoad" draw:mime-type="image/png"/></draw:frame></text:p>
      <text:p text:style-name="P180">Card capacity status(CCS) is response is valid after init. completed.</text:p>
      <text:p text:style-name="P178"/>
      <text:h text:style-name="Heading_20_3" text:outline-level="3">CMD2 – <text:span text:style-name="T182">get card ID</text:span></text:h>
      <text:p text:style-name="P181">Request “Card ID”(CID)</text:p>
      <text:p text:style-name="P181"><draw:frame draw:style-name="fr2" draw:name="Image9" text:anchor-type="char" svg:width="6.9252in" svg:height="0.6118in" draw:z-index="8"><draw:image xlink:href="Pictures/100000000000033A000000495F16BF11AC25F132.png" xlink:type="simple" xlink:show="embed" xlink:actuate="onLoad" draw:mime-type="image/png"/></draw:frame></text:p>
      <text:p text:style-name="P181"/>
      <text:h text:style-name="Heading_20_3" text:outline-level="3">CMD3 – <text:span text:style-name="T182">get relative address</text:span></text:h>
      <text:p text:style-name="P181">Requests “Relative card address”(RCA) – card will be further addressed by this.</text:p>
      <text:p text:style-name="P181"><text:soft-page-break/>Host may request RCA many times(if prev. are not suitable) – last received is active.</text:p>
      <text:p text:style-name="P181"><draw:frame draw:style-name="fr2" draw:name="Image10" text:anchor-type="char" svg:width="6.9252in" svg:height="0.4602in" draw:z-index="9"><draw:image xlink:href="Pictures/100000000000033A00000037A3994FB756BF424F.png" xlink:type="simple" xlink:show="embed" xlink:actuate="onLoad" draw:mime-type="image/png"/></draw:frame></text:p>
      <text:p text:style-name="P181"/>
      <text:h text:style-name="P235" text:outline-level="3">ACMD42 - <text:span text:style-name="T187">d</text:span><text:span text:style-name="T118">isable pull-up on DAT3</text:span></text:h>
      <text:p text:style-name="P182">Disable pull-up resistor on DAT3(card detection pin).</text:p>
      <text:p text:style-name="P182"><draw:frame draw:style-name="fr2" draw:name="Image12" text:anchor-type="char" svg:width="6.9252in" svg:height="0.5862in" draw:z-index="11"><draw:image xlink:href="Pictures/100000000000034600000047D19C192138796DA7.png" xlink:type="simple" xlink:show="embed" xlink:actuate="onLoad" draw:mime-type="image/png"/></draw:frame></text:p>
      <text:p text:style-name="P183"/>
      <text:h text:style-name="Heading_20_3" text:outline-level="3">CMD13 - <text:span text:style-name="T171">r</text:span>equest <text:span text:style-name="T175">card </text:span>status</text:h>
      <text:p text:style-name="P183"><draw:frame draw:style-name="fr2" draw:name="Image13" text:anchor-type="char" svg:width="6.9252in" svg:height="1.3744in" draw:z-index="12"><draw:image xlink:href="Pictures/1000000000000335000000A3EC9CA826F080E611.png" xlink:type="simple" xlink:show="embed" xlink:actuate="onLoad" draw:mime-type="image/png"/></draw:frame></text:p>
      <text:p text:style-name="P183"/>
      <text:h text:style-name="Heading_20_3" text:outline-level="3">ACMD13 – request SD status</text:h>
      <text:p text:style-name="P183"/>
      <text:p text:style-name="P183"/>
      <text:h text:style-name="Heading_20_3" text:outline-level="3">CMD4 - <text:span text:style-name="T171">c</text:span>onf. driver stage.<text:span text:style-name="T171">(write DSR register)</text:span></text:h>
      <text:p text:style-name="P183"><draw:frame draw:style-name="fr2" draw:name="Image14" text:anchor-type="char" svg:width="6.9252in" svg:height="0.4374in" draw:z-index="13"><draw:image xlink:href="Pictures/1000000000000336000000340485BC7ACDB2D5F4.png" xlink:type="simple" xlink:show="embed" xlink:actuate="onLoad" draw:mime-type="image/png"/></draw:frame></text:p>
      <text:p text:style-name="P183"/>
      <text:h text:style-name="P236" text:outline-level="3">CMD9 - <text:span text:style-name="T171">re</text:span><text:span text:style-name="T109">quest</text:span><text:span text:style-name="T171"> CSD register</text:span></text:h>
      <text:p text:style-name="Standard"><text:span text:style-name="T189">R</text:span>equest “<text:span text:style-name="T189">card specific data</text:span>”: block length, storage cap., <text:span text:style-name="T171">etc.</text:span></text:p>
      <text:p text:style-name="P183"><draw:frame draw:style-name="fr2" draw:name="Image15" text:anchor-type="char" svg:width="6.9252in" svg:height="0.4126in" draw:z-index="14"><draw:image xlink:href="Pictures/100000000000033600000031FA0326ACBB61D4B7.png" xlink:type="simple" xlink:show="embed" xlink:actuate="onLoad" draw:mime-type="image/png"/></draw:frame></text:p>
      <text:p text:style-name="P183"/>
      <text:p text:style-name="P183"/>
      <text:h text:style-name="Heading_20_3" text:outline-level="3"><text:soft-page-break/>CMD7 - <text:span text:style-name="T171">p</text:span>ut card in “transfer state”<text:span text:style-name="T171">(tran, see “data transfer mode” state diagram above)</text:span></text:h>
      <text:p text:style-name="P184"><draw:frame draw:style-name="fr1" draw:name="Image16" text:anchor-type="char" svg:width="6.9252in" svg:height="2.5535in" draw:z-index="15"><draw:image xlink:href="Pictures/100000000000033B00000131D029465111266491.png" xlink:type="simple" xlink:show="embed" xlink:actuate="onLoad" draw:mime-type="image/png"/></draw:frame></text:p>
      <text:p text:style-name="P184"/>
      <text:h text:style-name="Heading_20_3" text:outline-level="3">CMD16 - <text:span text:style-name="T171">s</text:span>et block length.</text:h>
      <text:p text:style-name="P190">Applicable only for SC cards and only if you want to use “partial block writes”. Does not have effect for HC, XC cards - b<text:span text:style-name="T172">lock is always 512bytes.</text:span></text:p>
      <text:p text:style-name="P184"/>
      <text:h text:style-name="Heading_20_3" text:outline-level="3">ACMD6 - <text:span text:style-name="T172">c</text:span>hange width of data-bus</text:h>
      <text:p text:style-name="P184"><draw:frame draw:style-name="fr2" draw:name="Image17" text:anchor-type="char" svg:width="6.9252in" svg:height="0.7244in" draw:z-index="16"><draw:image xlink:href="Pictures/100000000000034900000058227505388958F392.png" xlink:type="simple" xlink:show="embed" xlink:actuate="onLoad" draw:mime-type="image/png"/></draw:frame></text:p>
      <text:p text:style-name="P184"/>
      <text:p text:style-name="P184"/>
      <text:h text:style-name="P237" text:outline-level="3">CMD17 / 18 - <text:span text:style-name="T173">r</text:span>ead single / <text:span text:style-name="T173">multiple</text:span> block.</text:h>
      <text:p text:style-name="P185"><draw:frame draw:style-name="fr1" draw:name="Image18" text:anchor-type="char" svg:width="6.9252in" svg:height="2.3862in" draw:z-index="17"><draw:image xlink:href="Pictures/10000000000003380000011CCA001834468C5B04.png" xlink:type="simple" xlink:show="embed" xlink:actuate="onLoad" draw:mime-type="image/png"/></draw:frame></text:p>
      <text:p text:style-name="P185"/>
      <text:p text:style-name="P184"><text:soft-page-break/></text:p>
      <text:h text:style-name="Heading_20_3" text:outline-level="3">CMD12 - <text:span text:style-name="T174">s</text:span>top read / <text:span text:style-name="T193">write</text:span></text:h>
      <text:p text:style-name="P184"/>
      <text:p text:style-name="P184"/>
      <text:p text:style-name="P184"><draw:frame draw:style-name="fr2" draw:name="Image19" text:anchor-type="char" svg:width="6.9252in" svg:height="0.4134in" draw:z-index="18"><draw:image xlink:href="Pictures/100000000000033400000031F557D1C75183064E.png" xlink:type="simple" xlink:show="embed" xlink:actuate="onLoad" draw:mime-type="image/png"/></draw:frame></text:p>
      <text:p text:style-name="P184"/>
      <text:h text:style-name="Heading_20_3" text:outline-level="3">CMD24 / 25 – wri<text:span text:style-name="T174">t</text:span>e single / multiple block</text:h>
      <text:p text:style-name="P187"/>
      <text:p text:style-name="P187"><draw:frame draw:style-name="fr1" draw:name="Image21" text:anchor-type="char" svg:width="6.9252in" svg:height="2.0453in" draw:z-index="19"><draw:image xlink:href="Pictures/100000000000033A000000F469E9F80AA196A3A9.png" xlink:type="simple" xlink:show="embed" xlink:actuate="onLoad" draw:mime-type="image/png"/></draw:frame></text:p>
      <text:p text:style-name="P226"><text:span text:style-name="T117"/></text:p>
      <text:p text:style-name="P18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4:37:43.857000000</meta:creation-date>
    <dc:date>2024-07-02T19:05:26.538000000</dc:date>
    <meta:editing-duration>P20DT18H15M54S</meta:editing-duration>
    <meta:editing-cycles>278</meta:editing-cycles>
    <meta:generator>LibreOffice/7.6.3.2$Windows_X86_64 LibreOffice_project/29d686fea9f6705b262d369fede658f824154cc0</meta:generator>
    <meta:document-statistic meta:table-count="0" meta:image-count="21" meta:object-count="0" meta:page-count="19" meta:paragraph-count="329" meta:word-count="4334" meta:character-count="27154" meta:non-whitespace-character-count="22981"/>
  </office:meta>
</office:document-meta>
</file>